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6375"/>
    </style:style>
    <style:style style:name="P2" style:family="paragraph" style:parent-style-name="Standard">
      <style:text-properties style:font-name="Liberation Serif" fo:font-size="12pt" fo:font-weight="bold" officeooo:rsid="00006375" officeooo:paragraph-rsid="0010c623" style:font-name-asian="Noto Sans CJK SC Regular" style:font-size-asian="12pt" style:font-weight-asian="bold" style:font-name-complex="FreeSans" style:font-size-complex="12pt" style:font-weight-complex="bold"/>
    </style:style>
    <style:style style:name="P3" style:family="paragraph" style:parent-style-name="Standard">
      <style:text-properties officeooo:paragraph-rsid="0000ca72"/>
    </style:style>
    <style:style style:name="P4" style:family="paragraph" style:parent-style-name="Standard">
      <style:paragraph-properties fo:line-height="100%"/>
      <style:text-properties officeooo:paragraph-rsid="00006375"/>
    </style:style>
    <style:style style:name="P5" style:family="paragraph" style:parent-style-name="Standard">
      <style:text-properties officeooo:paragraph-rsid="00041bf5"/>
    </style:style>
    <style:style style:name="P6" style:family="paragraph" style:parent-style-name="Standard">
      <style:text-properties officeooo:paragraph-rsid="0005b704"/>
    </style:style>
    <style:style style:name="P7" style:family="paragraph" style:parent-style-name="Standard">
      <style:text-properties officeooo:paragraph-rsid="00069d88"/>
    </style:style>
    <style:style style:name="P8" style:family="paragraph" style:parent-style-name="Standard">
      <style:text-properties officeooo:paragraph-rsid="00071833"/>
    </style:style>
    <style:style style:name="P9" style:family="paragraph" style:parent-style-name="Standard">
      <style:text-properties officeooo:paragraph-rsid="000a0e84"/>
    </style:style>
    <style:style style:name="P10" style:family="paragraph" style:parent-style-name="Standard">
      <style:text-properties officeooo:paragraph-rsid="000b0a00"/>
    </style:style>
    <style:style style:name="P11" style:family="paragraph" style:parent-style-name="Standard">
      <style:text-properties officeooo:paragraph-rsid="0010c623"/>
    </style:style>
    <style:style style:name="P12" style:family="paragraph" style:parent-style-name="Standard">
      <style:text-properties officeooo:paragraph-rsid="00129430"/>
    </style:style>
    <style:style style:name="P13" style:family="paragraph" style:parent-style-name="Standard">
      <style:text-properties officeooo:paragraph-rsid="001c66bc"/>
    </style:style>
    <style:style style:name="P14" style:family="paragraph" style:parent-style-name="Standard">
      <style:text-properties officeooo:paragraph-rsid="001ea1cc"/>
    </style:style>
    <style:style style:name="P15" style:family="paragraph" style:parent-style-name="Standard">
      <style:text-properties officeooo:paragraph-rsid="001a6c47"/>
    </style:style>
    <style:style style:name="P16" style:family="paragraph" style:parent-style-name="Standard">
      <style:text-properties officeooo:paragraph-rsid="00279fc9"/>
    </style:style>
    <style:style style:name="P17" style:family="paragraph" style:parent-style-name="Standard">
      <style:text-properties officeooo:paragraph-rsid="00281f53"/>
    </style:style>
    <style:style style:name="P18" style:family="paragraph" style:parent-style-name="Standard">
      <style:text-properties officeooo:paragraph-rsid="0033813f"/>
    </style:style>
    <style:style style:name="P19" style:family="paragraph" style:parent-style-name="Standard">
      <style:text-properties officeooo:paragraph-rsid="00346812"/>
    </style:style>
    <style:style style:name="P20" style:family="paragraph" style:parent-style-name="Standard">
      <style:text-properties officeooo:paragraph-rsid="0036a1f6"/>
    </style:style>
    <style:style style:name="P21" style:family="paragraph" style:parent-style-name="Standard">
      <style:text-properties officeooo:paragraph-rsid="00376e2d"/>
    </style:style>
    <style:style style:name="P22" style:family="paragraph" style:parent-style-name="Standard">
      <style:text-properties officeooo:paragraph-rsid="0038b404"/>
    </style:style>
    <style:style style:name="P23" style:family="paragraph" style:parent-style-name="Standard">
      <style:text-properties officeooo:paragraph-rsid="0039bb81"/>
    </style:style>
    <style:style style:name="P24" style:family="paragraph" style:parent-style-name="Standard">
      <style:text-properties officeooo:paragraph-rsid="003b7078"/>
    </style:style>
    <style:style style:name="P25" style:family="paragraph" style:parent-style-name="Standard">
      <style:text-properties officeooo:paragraph-rsid="003cdb4e"/>
    </style:style>
    <style:style style:name="P26" style:family="paragraph" style:parent-style-name="Standard">
      <style:text-properties officeooo:paragraph-rsid="00410b7d"/>
    </style:style>
    <style:style style:name="P27" style:family="paragraph" style:parent-style-name="Standard">
      <style:text-properties officeooo:paragraph-rsid="0042c8d7"/>
    </style:style>
    <style:style style:name="P28" style:family="paragraph" style:parent-style-name="Standard">
      <style:text-properties officeooo:paragraph-rsid="004482a5"/>
    </style:style>
    <style:style style:name="P29" style:family="paragraph" style:parent-style-name="Standard">
      <style:text-properties officeooo:paragraph-rsid="0045d6a6"/>
    </style:style>
    <style:style style:name="P30" style:family="paragraph" style:parent-style-name="Text_20_body">
      <style:paragraph-properties fo:line-height="100%"/>
      <style:text-properties officeooo:paragraph-rsid="0002a663"/>
    </style:style>
    <style:style style:name="P31" style:family="paragraph" style:parent-style-name="Text_20_body">
      <style:text-properties officeooo:paragraph-rsid="0010c623"/>
    </style:style>
    <style:style style:name="P32" style:family="paragraph" style:parent-style-name="Text_20_body">
      <style:text-properties officeooo:paragraph-rsid="004482a5"/>
    </style:style>
    <style:style style:name="P33" style:family="paragraph" style:parent-style-name="Text_20_body">
      <style:text-properties officeooo:paragraph-rsid="0045d6a6"/>
    </style:style>
    <style:style style:name="P34" style:family="paragraph" style:parent-style-name="Text_20_body">
      <style:text-properties fo:font-size="12pt" officeooo:paragraph-rsid="00477e37" style:font-name-asian="Noto Sans CJK JP Light" style:font-size-asian="12pt" style:font-size-complex="12pt"/>
    </style:style>
    <style:style style:name="P35" style:family="paragraph" style:parent-style-name="Text_20_body">
      <style:text-properties officeooo:paragraph-rsid="00477e37"/>
    </style:style>
    <style:style style:name="P36" style:family="paragraph" style:parent-style-name="Heading_20_3">
      <style:text-properties officeooo:paragraph-rsid="0002a663"/>
    </style:style>
    <style:style style:name="P37" style:family="paragraph" style:parent-style-name="Heading_20_3">
      <style:text-properties officeooo:paragraph-rsid="001a6c47"/>
    </style:style>
    <style:style style:name="P38" style:family="paragraph" style:parent-style-name="Heading_20_3">
      <style:text-properties officeooo:paragraph-rsid="004482a5"/>
    </style:style>
    <style:style style:name="P39" style:family="paragraph" style:parent-style-name="Heading_20_4">
      <style:text-properties fo:font-size="12pt" officeooo:paragraph-rsid="00477e37" style:font-name-asian="Noto Sans CJK JP Light" style:font-size-asian="12pt" style:font-size-complex="12pt"/>
    </style:style>
    <style:style style:name="P40" style:family="paragraph" style:parent-style-name="Preformatted_20_Text">
      <style:text-properties officeooo:paragraph-rsid="00129430"/>
    </style:style>
    <style:style style:name="P41" style:family="paragraph" style:parent-style-name="Preformatted_20_Text">
      <style:text-properties officeooo:paragraph-rsid="001a6c47"/>
    </style:style>
    <style:style style:name="P42" style:family="paragraph" style:parent-style-name="Preformatted_20_Text">
      <style:text-properties officeooo:paragraph-rsid="00281f53"/>
    </style:style>
    <style:style style:name="P43" style:family="paragraph" style:parent-style-name="Preformatted_20_Text">
      <style:text-properties officeooo:paragraph-rsid="002aca77"/>
    </style:style>
    <style:style style:name="P44" style:family="paragraph" style:parent-style-name="Preformatted_20_Text">
      <style:text-properties officeooo:paragraph-rsid="002cb56c"/>
    </style:style>
    <style:style style:name="P45" style:family="paragraph" style:parent-style-name="Preformatted_20_Text">
      <style:text-properties officeooo:paragraph-rsid="002deb33"/>
    </style:style>
    <style:style style:name="P46" style:family="paragraph" style:parent-style-name="Preformatted_20_Text">
      <style:text-properties officeooo:paragraph-rsid="002f49df"/>
    </style:style>
    <style:style style:name="P47" style:family="paragraph" style:parent-style-name="Preformatted_20_Text">
      <style:text-properties fo:font-size="12pt" officeooo:paragraph-rsid="00477e37" style:font-name-asian="Noto Sans CJK JP Light" style:font-size-asian="12pt" style:font-size-complex="12pt"/>
    </style:style>
    <style:style style:name="P48" style:family="paragraph" style:parent-style-name="Preformatted_20_Text">
      <style:paragraph-properties fo:margin-top="0in" fo:margin-bottom="0.1965in" loext:contextual-spacing="false"/>
    </style:style>
    <style:style style:name="P49" style:family="paragraph" style:parent-style-name="Preformatted_20_Text">
      <style:paragraph-properties fo:margin-top="0in" fo:margin-bottom="0.1965in" loext:contextual-spacing="false" fo:line-height="100%"/>
      <style:text-properties officeooo:paragraph-rsid="00041bf5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129636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1a6c47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281f53"/>
    </style:style>
    <style:style style:name="P53" style:family="paragraph" style:parent-style-name="Text_20_body">
      <style:text-properties fo:font-size="12pt" officeooo:paragraph-rsid="004b9d29" style:font-name-asian="Noto Sans CJK JP Light" style:font-size-asian="12pt" style:font-size-complex="12pt"/>
    </style:style>
    <style:style style:name="P54" style:family="paragraph" style:parent-style-name="Text_20_body">
      <style:text-properties officeooo:paragraph-rsid="004b9d29"/>
    </style:style>
    <style:style style:name="P55" style:family="paragraph" style:parent-style-name="Text_20_body">
      <style:text-properties officeooo:paragraph-rsid="0045d6a6"/>
    </style:style>
    <style:style style:name="P56" style:family="paragraph" style:parent-style-name="Text_20_body">
      <style:text-properties officeooo:paragraph-rsid="004ddab7"/>
    </style:style>
    <style:style style:name="P57" style:family="paragraph" style:parent-style-name="Text_20_body" style:list-style-name="L2"/>
    <style:style style:name="P58" style:family="paragraph" style:parent-style-name="Text_20_body">
      <style:text-properties officeooo:paragraph-rsid="004f9a6a"/>
    </style:style>
    <style:style style:name="P59" style:family="paragraph" style:parent-style-name="Text_20_body">
      <style:text-properties style:font-name="Noto Sans CJK JP Light" fo:font-size="12pt" style:font-name-asian="Noto Sans CJK JP Light" style:font-size-asian="12pt" style:font-size-complex="12pt"/>
    </style:style>
    <style:style style:name="P60" style:family="paragraph" style:parent-style-name="Text_20_body" style:list-style-name="L2">
      <style:paragraph-properties fo:margin-top="0in" fo:margin-bottom="0in" loext:contextual-spacing="false"/>
      <style:text-properties style:font-name="Noto Sans CJK JP Light" fo:font-size="12pt" style:font-name-asian="Noto Sans CJK JP Light" style:font-size-asian="12pt" style:font-size-complex="12pt"/>
    </style:style>
    <style:style style:name="P61" style:family="paragraph" style:parent-style-name="Standard">
      <style:text-properties style:font-name="Noto Sans CJK JP Light" fo:font-size="12pt" fo:font-weight="bold" officeooo:rsid="00273f4a" officeooo:paragraph-rsid="00273f4a" style:font-name-asian="Noto Sans CJK JP Light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Noto Sans CJK JP Light" fo:font-size="14pt" fo:font-weight="bold" officeooo:rsid="00006375" officeooo:paragraph-rsid="00006375" style:font-name-asian="Noto Sans CJK JP Light" style:font-size-asian="14pt" style:font-weight-asian="bold" style:font-name-complex="FreeSans" style:font-size-complex="14pt" style:font-weight-complex="bold"/>
    </style:style>
    <style:style style:name="P63" style:family="paragraph" style:parent-style-name="Heading_20_3">
      <style:text-properties officeooo:paragraph-rsid="004b9d29"/>
    </style:style>
    <style:style style:name="P64" style:family="paragraph" style:parent-style-name="Heading_20_3">
      <style:text-properties officeooo:paragraph-rsid="004cec77"/>
    </style:style>
    <style:style style:name="P65" style:family="paragraph" style:parent-style-name="Heading_20_3">
      <style:text-properties style:font-name="Noto Sans CJK JP Light" fo:font-size="12pt" fo:font-weight="normal" officeooo:paragraph-rsid="004cec77" style:font-name-asian="Noto Sans CJK JP Light" style:font-size-asian="12pt" style:font-weight-asian="normal" style:font-size-complex="12pt" style:font-weight-complex="normal"/>
    </style:style>
    <style:style style:name="P66" style:family="paragraph" style:parent-style-name="Heading_20_3">
      <style:text-properties officeooo:paragraph-rsid="0045d6a6"/>
    </style:style>
    <style:style style:name="P67" style:family="paragraph" style:parent-style-name="Heading_20_3">
      <style:text-properties officeooo:paragraph-rsid="004d85f6"/>
    </style:style>
    <style:style style:name="P68" style:family="paragraph" style:parent-style-name="Heading_20_3">
      <style:text-properties officeooo:paragraph-rsid="004ddab7"/>
    </style:style>
    <style:style style:name="P69" style:family="paragraph" style:parent-style-name="Heading_20_3">
      <style:text-properties officeooo:paragraph-rsid="004f9a6a"/>
    </style:style>
    <style:style style:name="P70" style:family="paragraph" style:parent-style-name="Heading_20_4">
      <style:text-properties officeooo:paragraph-rsid="0045d6a6"/>
    </style:style>
    <style:style style:name="P71" style:family="paragraph" style:parent-style-name="Heading_20_4">
      <style:text-properties style:font-name="Noto Sans CJK JP Light" fo:font-size="12pt" fo:font-weight="bold" officeooo:rsid="00006375" officeooo:paragraph-rsid="00006375" style:font-name-asian="Noto Sans CJK JP Light" style:font-size-asian="12pt" style:font-weight-asian="bold" style:font-size-complex="12pt" style:font-weight-complex="bold"/>
    </style:style>
    <style:style style:name="T1" style:family="text">
      <style:text-properties style:text-position="33% 80%" style:font-name="Noto Sans CJK JP Light" fo:font-size="12pt" style:font-name-asian="Noto Sans CJK JP Light" style:font-size-asian="12pt" style:font-size-complex="12pt"/>
    </style:style>
    <style:style style:name="T2" style:family="text">
      <style:text-properties style:text-position="33% 80%" fo:font-size="12pt" style:font-size-asian="12pt" style:font-size-complex="12pt"/>
    </style:style>
    <style:style style:name="T3" style:family="text">
      <style:text-properties style:text-position="33% 80%" style:font-name="Noto Sans CJK JP Light" fo:font-size="12pt" style:font-name-asian="Noto Sans CJK JP Light" style:font-size-asian="12pt" style:font-size-complex="12pt"/>
    </style:style>
    <style:style style:name="T4" style:family="text">
      <style:text-properties style:text-position="33% 80%" style:font-name="Noto Sans CJK JP Light" style:font-name-asian="Noto Sans CJK JP Ligh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b707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410b7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2c8d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482a5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5d6a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b9d29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ddab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06375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0c62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876f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79fc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81f53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aca7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cb56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f49df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3813f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46812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6a1f6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76e2d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9bb8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cec77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006375" style:font-size-asian="12pt" style:font-weight-asian="normal" style:font-name-complex="FreeSans" style:font-size-complex="12pt" style:font-weight-complex="normal"/>
    </style:style>
    <style:style style:name="T28" style:family="text">
      <style:text-properties fo:font-size="12pt" fo:font-weight="normal" officeooo:rsid="001876fe" style:font-size-asian="12pt" style:font-weight-asian="normal" style:font-name-complex="FreeSans" style:font-size-complex="12pt" style:font-weight-complex="normal"/>
    </style:style>
    <style:style style:name="T29" style:family="text">
      <style:text-properties fo:font-size="12pt" fo:font-weight="normal" officeooo:rsid="001c66bc" style:font-size-asian="12pt" style:font-weight-asian="normal" style:font-name-complex="FreeSans" style:font-size-complex="12pt" style:font-weight-complex="normal"/>
    </style:style>
    <style:style style:name="T30" style:family="text">
      <style:text-properties fo:font-size="12pt" fo:font-weight="normal" officeooo:rsid="00279fc9" style:font-size-asian="12pt" style:font-weight-asian="normal" style:font-name-complex="FreeSans" style:font-size-complex="12pt" style:font-weight-complex="normal"/>
    </style:style>
    <style:style style:name="T31" style:family="text">
      <style:text-properties fo:font-size="12pt" fo:font-weight="normal" officeooo:rsid="0033813f" style:font-size-asian="12pt" style:font-weight-asian="normal" style:font-name-complex="FreeSans" style:font-size-complex="12pt" style:font-weight-complex="normal"/>
    </style:style>
    <style:style style:name="T32" style:family="text">
      <style:text-properties fo:font-size="12pt" fo:font-weight="normal" officeooo:rsid="00410b7d" style:font-name-asian="Noto Sans CJK JP Light1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b9d29" style:font-size-asian="10.5pt" style:font-weight-asian="normal" style:font-size-complex="12pt" style:font-weight-complex="normal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cb56c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4482a5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45d6a6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006375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29636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81f53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2aca77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f49df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46812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36a1f6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76e2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9bb81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b7078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10b7d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42c8d7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0c623" style:font-size-asian="12pt" style:font-weight-asian="bold" style:font-name-complex="FreeSans" style:font-size-complex="12pt" style:font-weight-complex="bold"/>
    </style:style>
    <style:style style:name="T51" style:family="text">
      <style:text-properties fo:font-size="12pt" fo:font-weight="bold" officeooo:rsid="001876fe" style:font-size-asian="12pt" style:font-weight-asian="bold" style:font-name-complex="FreeSans" style:font-size-complex="12pt" style:font-weight-complex="bold"/>
    </style:style>
    <style:style style:name="T52" style:family="text">
      <style:text-properties fo:font-size="12pt" fo:font-weight="bold" officeooo:rsid="00279fc9" style:font-size-asian="12pt" style:font-weight-asian="bold" style:font-name-complex="FreeSans" style:font-size-complex="12pt" style:font-weight-complex="bold"/>
    </style:style>
    <style:style style:name="T53" style:family="text">
      <style:text-properties fo:font-size="12pt" fo:font-weight="bold" officeooo:rsid="0033813f" style:font-size-asian="12pt" style:font-weight-asian="bold" style:font-name-complex="FreeSans" style:font-size-complex="12pt" style:font-weight-complex="bold"/>
    </style:style>
    <style:style style:name="T54" style:family="text">
      <style:text-properties fo:font-size="12pt" fo:font-weight="bold" officeooo:rsid="00477e37" style:font-size-asian="10.5pt" style:font-weight-asian="bold" style:font-size-complex="12pt" style:font-weight-complex="bold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006375" style:font-size-asian="12pt" style:font-size-complex="12pt"/>
    </style:style>
    <style:style style:name="T57" style:family="text">
      <style:text-properties fo:font-size="12pt" officeooo:rsid="00069d88" style:font-size-asian="12pt" style:font-size-complex="12pt"/>
    </style:style>
    <style:style style:name="T58" style:family="text">
      <style:text-properties fo:font-size="12pt" officeooo:rsid="00071833" style:font-size-asian="12pt" style:font-size-complex="12pt"/>
    </style:style>
    <style:style style:name="T59" style:family="text">
      <style:text-properties fo:font-size="12pt" officeooo:rsid="000a0e84" style:font-size-asian="12pt" style:font-size-complex="12pt"/>
    </style:style>
    <style:style style:name="T60" style:family="text">
      <style:text-properties fo:font-size="12pt" officeooo:rsid="0010c623" style:font-size-asian="12pt" style:font-size-complex="12pt"/>
    </style:style>
    <style:style style:name="T61" style:family="text">
      <style:text-properties fo:font-size="12pt" officeooo:rsid="00129636" style:font-size-asian="12pt" style:font-size-complex="12pt"/>
    </style:style>
    <style:style style:name="T62" style:family="text">
      <style:text-properties fo:font-size="12pt" officeooo:rsid="0010c623" style:font-size-asian="12pt" style:font-name-complex="FreeSans" style:font-size-complex="12pt"/>
    </style:style>
    <style:style style:name="T63" style:family="text">
      <style:text-properties fo:font-size="12pt" officeooo:rsid="001876fe" style:font-size-asian="12pt" style:font-name-complex="FreeSans" style:font-size-complex="12pt"/>
    </style:style>
    <style:style style:name="T64" style:family="text">
      <style:text-properties style:font-name="Noto Sans CJK JP Light" style:font-name-asian="Noto Sans CJK JP Light" style:font-name-complex="FreeSans"/>
    </style:style>
    <style:style style:name="T65" style:family="text">
      <style:text-properties style:font-name="Noto Sans CJK JP Light" fo:font-size="12pt" fo:font-weight="normal" officeooo:rsid="00006375" style:font-name-asian="Noto Sans CJK JP Light" style:font-size-asian="12pt" style:font-weight-asian="normal" style:font-name-complex="FreeSans" style:font-size-complex="12pt" style:font-weight-complex="normal"/>
    </style:style>
    <style:style style:name="T66" style:family="text">
      <style:text-properties style:font-name="Noto Sans CJK JP Light" fo:font-size="12pt" fo:font-weight="normal" officeooo:rsid="001876fe" style:font-name-asian="Noto Sans CJK JP Light" style:font-size-asian="12pt" style:font-weight-asian="normal" style:font-name-complex="FreeSans" style:font-size-complex="12pt" style:font-weight-complex="normal"/>
    </style:style>
    <style:style style:name="T67" style:family="text">
      <style:text-properties style:font-name="Noto Sans CJK JP Light" fo:font-size="12pt" fo:font-weight="normal" officeooo:rsid="001c66bc" style:font-name-asian="Noto Sans CJK JP Light" style:font-size-asian="12pt" style:font-weight-asian="normal" style:font-name-complex="FreeSans" style:font-size-complex="12pt" style:font-weight-complex="normal"/>
    </style:style>
    <style:style style:name="T68" style:family="text">
      <style:text-properties style:font-name="Noto Sans CJK JP Light" fo:font-size="12pt" fo:font-weight="normal" officeooo:rsid="00279fc9" style:font-name-asian="Noto Sans CJK JP Light" style:font-size-asian="12pt" style:font-weight-asian="normal" style:font-name-complex="FreeSans" style:font-size-complex="12pt" style:font-weight-complex="normal"/>
    </style:style>
    <style:style style:name="T69" style:family="text">
      <style:text-properties style:font-name="Noto Sans CJK JP Light" fo:font-size="12pt" fo:font-weight="normal" officeooo:rsid="0033813f" style:font-name-asian="Noto Sans CJK JP Light" style:font-size-asian="12pt" style:font-weight-asian="normal" style:font-name-complex="FreeSans" style:font-size-complex="12pt" style:font-weight-complex="normal"/>
    </style:style>
    <style:style style:name="T70" style:family="text">
      <style:text-properties style:font-name="Noto Sans CJK JP Light" fo:font-size="12pt" fo:font-weight="normal" style:font-name-asian="Noto Sans CJK JP Light" style:font-size-asian="12pt" style:font-weight-asian="normal" style:font-size-complex="12pt" style:font-weight-complex="normal"/>
    </style:style>
    <style:style style:name="T71" style:family="text">
      <style:text-properties style:font-name="Noto Sans CJK JP Light" fo:font-size="12pt" fo:font-weight="normal" officeooo:rsid="00006375" style:font-name-asian="Noto Sans CJK JP Light" style:font-size-asian="12pt" style:font-weight-asian="normal" style:font-size-complex="12pt" style:font-weight-complex="normal"/>
    </style:style>
    <style:style style:name="T72" style:family="text">
      <style:text-properties style:font-name="Noto Sans CJK JP Light" fo:font-size="12pt" fo:font-weight="normal" officeooo:rsid="00279fc9" style:font-name-asian="Noto Sans CJK JP Light" style:font-size-asian="12pt" style:font-weight-asian="normal" style:font-size-complex="12pt" style:font-weight-complex="normal"/>
    </style:style>
    <style:style style:name="T73" style:family="text">
      <style:text-properties style:font-name="Noto Sans CJK JP Light" fo:font-size="12pt" fo:font-weight="normal" officeooo:rsid="002cb56c" style:font-name-asian="Noto Sans CJK JP Light" style:font-size-asian="12pt" style:font-weight-asian="normal" style:font-size-complex="12pt" style:font-weight-complex="normal"/>
    </style:style>
    <style:style style:name="T74" style:family="text">
      <style:text-properties style:font-name="Noto Sans CJK JP Light" fo:font-size="12pt" fo:font-weight="normal" officeooo:rsid="0010c623" style:font-name-asian="Noto Sans CJK JP Light" style:font-size-asian="12pt" style:font-weight-asian="normal" style:font-size-complex="12pt" style:font-weight-complex="normal"/>
    </style:style>
    <style:style style:name="T75" style:family="text">
      <style:text-properties style:font-name="Noto Sans CJK JP Light" fo:font-size="12pt" fo:font-weight="normal" officeooo:rsid="001876fe" style:font-name-asian="Noto Sans CJK JP Light" style:font-size-asian="12pt" style:font-weight-asian="normal" style:font-size-complex="12pt" style:font-weight-complex="normal"/>
    </style:style>
    <style:style style:name="T76" style:family="text">
      <style:text-properties style:font-name="Noto Sans CJK JP Light" fo:font-size="12pt" fo:font-weight="normal" officeooo:rsid="00281f53" style:font-name-asian="Noto Sans CJK JP Light" style:font-size-asian="12pt" style:font-weight-asian="normal" style:font-size-complex="12pt" style:font-weight-complex="normal"/>
    </style:style>
    <style:style style:name="T77" style:family="text">
      <style:text-properties style:font-name="Noto Sans CJK JP Light" fo:font-size="12pt" fo:font-weight="normal" officeooo:rsid="002aca77" style:font-name-asian="Noto Sans CJK JP Light" style:font-size-asian="12pt" style:font-weight-asian="normal" style:font-size-complex="12pt" style:font-weight-complex="normal"/>
    </style:style>
    <style:style style:name="T78" style:family="text">
      <style:text-properties style:font-name="Noto Sans CJK JP Light" fo:font-size="12pt" fo:font-weight="normal" officeooo:rsid="002f49df" style:font-name-asian="Noto Sans CJK JP Light" style:font-size-asian="12pt" style:font-weight-asian="normal" style:font-size-complex="12pt" style:font-weight-complex="normal"/>
    </style:style>
    <style:style style:name="T79" style:family="text">
      <style:text-properties style:font-name="Noto Sans CJK JP Light" fo:font-size="12pt" fo:font-weight="normal" officeooo:rsid="0033813f" style:font-name-asian="Noto Sans CJK JP Light" style:font-size-asian="12pt" style:font-weight-asian="normal" style:font-size-complex="12pt" style:font-weight-complex="normal"/>
    </style:style>
    <style:style style:name="T80" style:family="text">
      <style:text-properties style:font-name="Noto Sans CJK JP Light" fo:font-size="12pt" fo:font-weight="normal" officeooo:rsid="00346812" style:font-name-asian="Noto Sans CJK JP Light" style:font-size-asian="12pt" style:font-weight-asian="normal" style:font-size-complex="12pt" style:font-weight-complex="normal"/>
    </style:style>
    <style:style style:name="T81" style:family="text">
      <style:text-properties style:font-name="Noto Sans CJK JP Light" fo:font-size="12pt" fo:font-weight="normal" officeooo:rsid="0036a1f6" style:font-name-asian="Noto Sans CJK JP Light" style:font-size-asian="12pt" style:font-weight-asian="normal" style:font-size-complex="12pt" style:font-weight-complex="normal"/>
    </style:style>
    <style:style style:name="T82" style:family="text">
      <style:text-properties style:font-name="Noto Sans CJK JP Light" fo:font-size="12pt" fo:font-weight="normal" officeooo:rsid="00376e2d" style:font-name-asian="Noto Sans CJK JP Light" style:font-size-asian="12pt" style:font-weight-asian="normal" style:font-size-complex="12pt" style:font-weight-complex="normal"/>
    </style:style>
    <style:style style:name="T83" style:family="text">
      <style:text-properties style:font-name="Noto Sans CJK JP Light" fo:font-size="12pt" fo:font-weight="normal" officeooo:rsid="0039bb81" style:font-name-asian="Noto Sans CJK JP Light" style:font-size-asian="12pt" style:font-weight-asian="normal" style:font-size-complex="12pt" style:font-weight-complex="normal"/>
    </style:style>
    <style:style style:name="T84" style:family="text">
      <style:text-properties style:font-name="Noto Sans CJK JP Light" fo:font-size="12pt" fo:font-weight="normal" officeooo:rsid="003b7078" style:font-name-asian="Noto Sans CJK JP Light" style:font-size-asian="12pt" style:font-weight-asian="normal" style:font-size-complex="12pt" style:font-weight-complex="normal"/>
    </style:style>
    <style:style style:name="T85" style:family="text">
      <style:text-properties style:font-name="Noto Sans CJK JP Light" fo:font-size="12pt" fo:font-weight="normal" officeooo:rsid="00410b7d" style:font-name-asian="Noto Sans CJK JP Light" style:font-size-asian="12pt" style:font-weight-asian="normal" style:font-size-complex="12pt" style:font-weight-complex="normal"/>
    </style:style>
    <style:style style:name="T86" style:family="text">
      <style:text-properties style:font-name="Noto Sans CJK JP Light" fo:font-size="12pt" fo:font-weight="normal" officeooo:rsid="0042c8d7" style:font-name-asian="Noto Sans CJK JP Light" style:font-size-asian="12pt" style:font-weight-asian="normal" style:font-size-complex="12pt" style:font-weight-complex="normal"/>
    </style:style>
    <style:style style:name="T87" style:family="text">
      <style:text-properties style:font-name="Noto Sans CJK JP Light" fo:font-size="12pt" fo:font-weight="normal" officeooo:rsid="004482a5" style:font-name-asian="Noto Sans CJK JP Light" style:font-size-asian="12pt" style:font-weight-asian="normal" style:font-size-complex="12pt" style:font-weight-complex="normal"/>
    </style:style>
    <style:style style:name="T88" style:family="text">
      <style:text-properties style:font-name="Noto Sans CJK JP Light" fo:font-size="12pt" fo:font-weight="normal" officeooo:rsid="0045d6a6" style:font-name-asian="Noto Sans CJK JP Light" style:font-size-asian="12pt" style:font-weight-asian="normal" style:font-size-complex="12pt" style:font-weight-complex="normal"/>
    </style:style>
    <style:style style:name="T89" style:family="text">
      <style:text-properties style:font-name="Noto Sans CJK JP Light" fo:font-size="12pt" fo:font-weight="normal" officeooo:rsid="00279fc9" style:font-size-asian="12pt" style:font-weight-asian="normal" style:font-size-complex="12pt" style:font-weight-complex="normal"/>
    </style:style>
    <style:style style:name="T90" style:family="text">
      <style:text-properties style:font-name="Noto Sans CJK JP Light" fo:font-size="12pt" fo:font-weight="bold" style:font-name-asian="Noto Sans CJK JP Light" style:font-size-asian="12pt" style:font-weight-asian="bold" style:font-size-complex="12pt" style:font-weight-complex="bold"/>
    </style:style>
    <style:style style:name="T91" style:family="text">
      <style:text-properties style:font-name="Noto Sans CJK JP Light" fo:font-size="12pt" fo:font-weight="bold" officeooo:rsid="00006375" style:font-name-asian="Noto Sans CJK JP Light" style:font-size-asian="12pt" style:font-weight-asian="bold" style:font-size-complex="12pt" style:font-weight-complex="bold"/>
    </style:style>
    <style:style style:name="T92" style:family="text">
      <style:text-properties style:font-name="Noto Sans CJK JP Light" fo:font-size="12pt" fo:font-weight="bold" officeooo:rsid="002cb56c" style:font-name-asian="Noto Sans CJK JP Light" style:font-size-asian="12pt" style:font-weight-asian="bold" style:font-size-complex="12pt" style:font-weight-complex="bold"/>
    </style:style>
    <style:style style:name="T93" style:family="text">
      <style:text-properties style:font-name="Noto Sans CJK JP Light" fo:font-size="12pt" fo:font-weight="bold" officeooo:rsid="00129636" style:font-name-asian="Noto Sans CJK JP Light" style:font-size-asian="12pt" style:font-weight-asian="bold" style:font-size-complex="12pt" style:font-weight-complex="bold"/>
    </style:style>
    <style:style style:name="T94" style:family="text">
      <style:text-properties style:font-name="Noto Sans CJK JP Light" fo:font-size="12pt" fo:font-weight="bold" officeooo:rsid="00281f53" style:font-name-asian="Noto Sans CJK JP Light" style:font-size-asian="12pt" style:font-weight-asian="bold" style:font-size-complex="12pt" style:font-weight-complex="bold"/>
    </style:style>
    <style:style style:name="T95" style:family="text">
      <style:text-properties style:font-name="Noto Sans CJK JP Light" fo:font-size="12pt" fo:font-weight="bold" officeooo:rsid="002aca77" style:font-name-asian="Noto Sans CJK JP Light" style:font-size-asian="12pt" style:font-weight-asian="bold" style:font-size-complex="12pt" style:font-weight-complex="bold"/>
    </style:style>
    <style:style style:name="T96" style:family="text">
      <style:text-properties style:font-name="Noto Sans CJK JP Light" fo:font-size="12pt" fo:font-weight="bold" officeooo:rsid="002f49df" style:font-name-asian="Noto Sans CJK JP Light" style:font-size-asian="12pt" style:font-weight-asian="bold" style:font-size-complex="12pt" style:font-weight-complex="bold"/>
    </style:style>
    <style:style style:name="T97" style:family="text">
      <style:text-properties style:font-name="Noto Sans CJK JP Light" fo:font-size="12pt" fo:font-weight="bold" officeooo:rsid="00346812" style:font-name-asian="Noto Sans CJK JP Light" style:font-size-asian="12pt" style:font-weight-asian="bold" style:font-size-complex="12pt" style:font-weight-complex="bold"/>
    </style:style>
    <style:style style:name="T98" style:family="text">
      <style:text-properties style:font-name="Noto Sans CJK JP Light" fo:font-size="12pt" fo:font-weight="bold" officeooo:rsid="0036a1f6" style:font-name-asian="Noto Sans CJK JP Light" style:font-size-asian="12pt" style:font-weight-asian="bold" style:font-size-complex="12pt" style:font-weight-complex="bold"/>
    </style:style>
    <style:style style:name="T99" style:family="text">
      <style:text-properties style:font-name="Noto Sans CJK JP Light" fo:font-size="12pt" fo:font-weight="bold" officeooo:rsid="00376e2d" style:font-name-asian="Noto Sans CJK JP Light" style:font-size-asian="12pt" style:font-weight-asian="bold" style:font-size-complex="12pt" style:font-weight-complex="bold"/>
    </style:style>
    <style:style style:name="T100" style:family="text">
      <style:text-properties style:font-name="Noto Sans CJK JP Light" fo:font-size="12pt" fo:font-weight="bold" officeooo:rsid="0039bb81" style:font-name-asian="Noto Sans CJK JP Light" style:font-size-asian="12pt" style:font-weight-asian="bold" style:font-size-complex="12pt" style:font-weight-complex="bold"/>
    </style:style>
    <style:style style:name="T101" style:family="text">
      <style:text-properties style:font-name="Noto Sans CJK JP Light" fo:font-size="12pt" fo:font-weight="bold" officeooo:rsid="003b7078" style:font-name-asian="Noto Sans CJK JP Light" style:font-size-asian="12pt" style:font-weight-asian="bold" style:font-size-complex="12pt" style:font-weight-complex="bold"/>
    </style:style>
    <style:style style:name="T102" style:family="text">
      <style:text-properties style:font-name="Noto Sans CJK JP Light" fo:font-size="12pt" fo:font-weight="bold" officeooo:rsid="00410b7d" style:font-name-asian="Noto Sans CJK JP Light" style:font-size-asian="12pt" style:font-weight-asian="bold" style:font-size-complex="12pt" style:font-weight-complex="bold"/>
    </style:style>
    <style:style style:name="T103" style:family="text">
      <style:text-properties style:font-name="Noto Sans CJK JP Light" fo:font-size="12pt" fo:font-weight="bold" officeooo:rsid="0042c8d7" style:font-name-asian="Noto Sans CJK JP Light" style:font-size-asian="12pt" style:font-weight-asian="bold" style:font-size-complex="12pt" style:font-weight-complex="bold"/>
    </style:style>
    <style:style style:name="T104" style:family="text">
      <style:text-properties style:font-name="Noto Sans CJK JP Light" fo:font-size="12pt" fo:font-weight="bold" officeooo:rsid="004482a5" style:font-name-asian="Noto Sans CJK JP Light" style:font-size-asian="12pt" style:font-weight-asian="bold" style:font-size-complex="12pt" style:font-weight-complex="bold"/>
    </style:style>
    <style:style style:name="T105" style:family="text">
      <style:text-properties style:font-name="Noto Sans CJK JP Light" fo:font-size="12pt" fo:font-weight="bold" officeooo:rsid="0045d6a6" style:font-name-asian="Noto Sans CJK JP Light" style:font-size-asian="12pt" style:font-weight-asian="bold" style:font-size-complex="12pt" style:font-weight-complex="bold"/>
    </style:style>
    <style:style style:name="T106" style:family="text">
      <style:text-properties style:font-name="Noto Sans CJK JP Light" fo:font-size="12pt" fo:font-weight="bold" officeooo:rsid="0010c623" style:font-name-asian="Noto Sans CJK JP Light" style:font-size-asian="12pt" style:font-weight-asian="bold" style:font-name-complex="FreeSans" style:font-size-complex="12pt" style:font-weight-complex="bold"/>
    </style:style>
    <style:style style:name="T107" style:family="text">
      <style:text-properties style:font-name="Noto Sans CJK JP Light" fo:font-size="12pt" fo:font-weight="bold" officeooo:rsid="001876fe" style:font-name-asian="Noto Sans CJK JP Light" style:font-size-asian="12pt" style:font-weight-asian="bold" style:font-name-complex="FreeSans" style:font-size-complex="12pt" style:font-weight-complex="bold"/>
    </style:style>
    <style:style style:name="T108" style:family="text">
      <style:text-properties style:font-name="Noto Sans CJK JP Light" fo:font-size="12pt" fo:font-weight="bold" officeooo:rsid="00279fc9" style:font-name-asian="Noto Sans CJK JP Light" style:font-size-asian="12pt" style:font-weight-asian="bold" style:font-name-complex="FreeSans" style:font-size-complex="12pt" style:font-weight-complex="bold"/>
    </style:style>
    <style:style style:name="T109" style:family="text">
      <style:text-properties style:font-name="Noto Sans CJK JP Light" fo:font-size="12pt" fo:font-weight="bold" officeooo:rsid="0033813f" style:font-name-asian="Noto Sans CJK JP Light" style:font-size-asian="12pt" style:font-weight-asian="bold" style:font-name-complex="FreeSans" style:font-size-complex="12pt" style:font-weight-complex="bold"/>
    </style:style>
    <style:style style:name="T110" style:family="text">
      <style:text-properties style:font-name="Noto Sans CJK JP Light" fo:font-size="12pt" fo:font-weight="bold" officeooo:rsid="00477e37" style:font-name-asian="Noto Sans CJK JP Light" style:font-size-asian="10.5pt" style:font-weight-asian="bold" style:font-size-complex="12pt" style:font-weight-complex="bold"/>
    </style:style>
    <style:style style:name="T111" style:family="text">
      <style:text-properties style:font-name="Noto Sans CJK JP Light" fo:font-size="12pt" style:font-name-asian="Noto Sans CJK JP Light" style:font-size-asian="12pt" style:font-size-complex="12pt"/>
    </style:style>
    <style:style style:name="T112" style:family="text">
      <style:text-properties style:font-name="Noto Sans CJK JP Light" fo:font-size="12pt" officeooo:rsid="00006375" style:font-name-asian="Noto Sans CJK JP Light" style:font-size-asian="12pt" style:font-size-complex="12pt"/>
    </style:style>
    <style:style style:name="T113" style:family="text">
      <style:text-properties style:font-name="Noto Sans CJK JP Light" fo:font-size="12pt" officeooo:rsid="00069d88" style:font-name-asian="Noto Sans CJK JP Light" style:font-size-asian="12pt" style:font-size-complex="12pt"/>
    </style:style>
    <style:style style:name="T114" style:family="text">
      <style:text-properties style:font-name="Noto Sans CJK JP Light" fo:font-size="12pt" officeooo:rsid="00071833" style:font-name-asian="Noto Sans CJK JP Light" style:font-size-asian="12pt" style:font-size-complex="12pt"/>
    </style:style>
    <style:style style:name="T115" style:family="text">
      <style:text-properties style:font-name="Noto Sans CJK JP Light" fo:font-size="12pt" officeooo:rsid="000a0e84" style:font-name-asian="Noto Sans CJK JP Light" style:font-size-asian="12pt" style:font-size-complex="12pt"/>
    </style:style>
    <style:style style:name="T116" style:family="text">
      <style:text-properties style:font-name="Noto Sans CJK JP Light" fo:font-size="12pt" officeooo:rsid="0010c623" style:font-name-asian="Noto Sans CJK JP Light" style:font-size-asian="12pt" style:font-size-complex="12pt"/>
    </style:style>
    <style:style style:name="T117" style:family="text">
      <style:text-properties style:font-name="Noto Sans CJK JP Light" fo:font-size="12pt" officeooo:rsid="00129636" style:font-name-asian="Noto Sans CJK JP Light" style:font-size-asian="12pt" style:font-size-complex="12pt"/>
    </style:style>
    <style:style style:name="T118" style:family="text">
      <style:text-properties style:font-name="Noto Sans CJK JP Light" fo:font-size="12pt" officeooo:rsid="0010c623" style:font-name-asian="Noto Sans CJK JP Light" style:font-size-asian="12pt" style:font-name-complex="FreeSans" style:font-size-complex="12pt"/>
    </style:style>
    <style:style style:name="T119" style:family="text">
      <style:text-properties style:font-name="Noto Sans CJK JP Light" fo:font-size="12pt" officeooo:rsid="001876fe" style:font-name-asian="Noto Sans CJK JP Light" style:font-size-asian="12pt" style:font-name-complex="FreeSans" style:font-size-complex="12pt"/>
    </style:style>
    <style:style style:name="T120" style:family="text">
      <style:text-properties style:font-name="Noto Sans CJK JP Light" fo:font-size="14pt" fo:font-weight="bold" officeooo:rsid="002cb56c" style:font-name-asian="Noto Sans CJK JP Light" style:font-size-asian="14pt" style:font-weight-asian="bold" style:font-size-complex="14pt" style:font-weight-complex="bold"/>
    </style:style>
    <style:style style:name="T121" style:family="text">
      <style:text-properties style:font-name="Noto Sans CJK JP Light" fo:font-size="14pt" fo:font-weight="bold" officeooo:rsid="0039bb81" style:font-name-asian="Noto Sans CJK JP Light" style:font-size-asian="14pt" style:font-weight-asian="bold" style:font-size-complex="14pt" style:font-weight-complex="bold"/>
    </style:style>
    <style:style style:name="T122" style:family="text">
      <style:text-properties style:font-name="Noto Sans CJK JP Light" fo:font-size="14pt" fo:font-weight="bold" officeooo:rsid="003b7078" style:font-name-asian="Noto Sans CJK JP Light" style:font-size-asian="14pt" style:font-weight-asian="bold" style:font-size-complex="14pt" style:font-weight-complex="bold"/>
    </style:style>
    <style:style style:name="T123" style:family="text">
      <style:text-properties style:font-name="Noto Sans CJK JP Light" fo:font-weight="bold" officeooo:rsid="00477e37" style:font-name-asian="Noto Sans CJK JP Light" style:font-size-asian="10.5pt" style:font-weight-asian="bold" style:font-weight-complex="bold"/>
    </style:style>
    <style:style style:name="T124" style:family="text">
      <style:text-properties style:font-name="Noto Sans CJK JP Light" fo:font-weight="normal" officeooo:rsid="00477e37" style:font-name-asian="Noto Sans CJK JP Light" style:font-size-asian="10.5pt" style:font-weight-asian="normal" style:font-weight-complex="normal"/>
    </style:style>
    <style:style style:name="T125" style:family="text">
      <style:text-properties fo:font-weight="normal" officeooo:rsid="0045d6a6" style:font-weight-asian="normal" style:font-weight-complex="normal"/>
    </style:style>
    <style:style style:name="T126" style:family="text">
      <style:text-properties fo:font-weight="normal" officeooo:rsid="004b9d29" style:font-weight-asian="normal" style:font-weight-complex="normal"/>
    </style:style>
    <style:style style:name="T127" style:family="text">
      <style:text-properties fo:font-weight="normal" officeooo:rsid="004ddab7" style:font-weight-asian="normal" style:font-weight-complex="normal"/>
    </style:style>
    <style:style style:name="T128" style:family="text">
      <style:text-properties fo:font-weight="normal" officeooo:rsid="00477e37" style:font-size-asian="10.5pt" style:font-weight-asian="normal" style:font-weight-complex="normal"/>
    </style:style>
    <style:style style:name="T129" style:family="text">
      <style:text-properties fo:font-weight="normal" officeooo:rsid="004b9d29" style:font-size-asian="10.5pt" style:font-weight-asian="normal" style:font-weight-complex="normal"/>
    </style:style>
    <style:style style:name="T130" style:family="text">
      <style:text-properties fo:font-weight="bold" officeooo:rsid="00477e37" style:font-size-asian="10.5pt" style:font-weight-asian="bold" style:font-weight-complex="bold"/>
    </style:style>
    <style:style style:name="T131" style:family="text">
      <style:text-properties fo:font-size="14pt" fo:font-weight="bold" officeooo:rsid="0039bb81" style:font-size-asian="14pt" style:font-weight-asian="bold" style:font-size-complex="14pt" style:font-weight-complex="bold"/>
    </style:style>
    <style:style style:name="T132" style:family="text">
      <style:text-properties fo:font-size="14pt" fo:font-weight="bold" officeooo:rsid="002cb56c" style:font-size-asian="14pt" style:font-weight-asian="bold" style:font-size-complex="14pt" style:font-weight-complex="bold"/>
    </style:style>
    <style:style style:name="T133" style:family="text">
      <style:text-properties fo:font-size="14pt" fo:font-weight="bold" officeooo:rsid="003b7078" style:font-size-asian="14pt" style:font-weight-asian="bold" style:font-size-complex="14pt" style:font-weight-complex="bold"/>
    </style:style>
    <style:style style:name="T134" style:family="text">
      <style:text-properties style:font-name="Noto Sans CJK JP Light" style:font-name-asian="Noto Sans CJK JP Light"/>
    </style:style>
    <style:style style:name="T135" style:family="text">
      <style:text-properties style:font-name="Noto Sans CJK JP Light" style:font-name-asian="Noto Sans CJK JP Light" style:font-name-complex="FreeSans"/>
    </style:style>
    <style:style style:name="T136" style:family="text">
      <style:text-properties style:font-name="Noto Sans CJK JP Light" officeooo:rsid="0010c623" style:font-name-asian="Noto Sans CJK JP Light" style:font-name-complex="FreeSans"/>
    </style:style>
    <style:style style:name="T137" style:family="text">
      <style:text-properties style:font-name="Noto Sans CJK JP Light" officeooo:rsid="001876fe" style:font-name-asian="Noto Sans CJK JP Light" style:font-name-complex="FreeSans"/>
    </style:style>
    <style:style style:name="T138" style:family="text">
      <style:text-properties style:font-name="Noto Sans CJK JP Light" officeooo:rsid="00006375" style:font-name-asian="Noto Sans CJK JP Light"/>
    </style:style>
    <style:style style:name="T139" style:family="text">
      <style:text-properties style:font-name="Noto Sans CJK JP Light" officeooo:rsid="00069d88" style:font-name-asian="Noto Sans CJK JP Light"/>
    </style:style>
    <style:style style:name="T140" style:family="text">
      <style:text-properties style:font-name="Noto Sans CJK JP Light" officeooo:rsid="00071833" style:font-name-asian="Noto Sans CJK JP Light"/>
    </style:style>
    <style:style style:name="T141" style:family="text">
      <style:text-properties style:font-name="Noto Sans CJK JP Light" officeooo:rsid="000a0e84" style:font-name-asian="Noto Sans CJK JP Light"/>
    </style:style>
    <style:style style:name="T142" style:family="text">
      <style:text-properties style:font-name="Noto Sans CJK JP Light" officeooo:rsid="0010c623" style:font-name-asian="Noto Sans CJK JP Light"/>
    </style:style>
    <style:style style:name="T143" style:family="text">
      <style:text-properties style:font-name="Noto Sans CJK JP Light" officeooo:rsid="00129636" style:font-name-asian="Noto Sans CJK JP Light"/>
    </style:style>
    <style:style style:name="T144" style:family="text">
      <style:text-properties style:font-name="Noto Sans CJK JP Light" officeooo:rsid="00477e37" style:font-name-asian="Noto Sans CJK JP Light"/>
    </style:style>
    <style:style style:name="T145" style:family="text">
      <style:text-properties style:font-name="Noto Sans CJK JP Light" fo:font-weight="normal" officeooo:rsid="004b9d29" style:font-name-asian="Noto Sans CJK JP Light" style:font-size-asian="10.5pt" style:font-weight-asian="normal" style:font-weight-complex="normal"/>
    </style:style>
    <style:style style:name="T146" style:family="text">
      <style:text-properties style:font-name="Noto Sans CJK JP Light" fo:font-weight="normal" officeooo:rsid="00477e37" style:font-name-asian="Noto Sans CJK JP Light" style:font-size-asian="10.5pt" style:font-weight-asian="normal" style:font-weight-complex="normal"/>
    </style:style>
    <style:style style:name="T147" style:family="text">
      <style:text-properties style:font-name="Noto Sans CJK JP Light" fo:font-weight="normal" style:font-name-asian="Noto Sans CJK JP Light" style:font-weight-asian="normal" style:font-weight-complex="normal"/>
    </style:style>
    <style:style style:name="T148" style:family="text">
      <style:text-properties style:font-name="Noto Sans CJK JP Light" fo:font-weight="normal" officeooo:rsid="004cec77" style:font-name-asian="Noto Sans CJK JP Light" style:font-weight-asian="normal" style:font-weight-complex="normal"/>
    </style:style>
    <style:style style:name="T149" style:family="text">
      <style:text-properties style:font-name="Noto Sans CJK JP Light" fo:font-weight="normal" officeooo:rsid="004b9d29" style:font-name-asian="Noto Sans CJK JP Light" style:font-weight-asian="normal" style:font-weight-complex="normal"/>
    </style:style>
    <style:style style:name="T150" style:family="text">
      <style:text-properties style:font-name="Noto Sans CJK JP Light" fo:font-weight="normal" officeooo:rsid="0045d6a6" style:font-name-asian="Noto Sans CJK JP Light" style:font-weight-asian="normal" style:font-weight-complex="normal"/>
    </style:style>
    <style:style style:name="T151" style:family="text">
      <style:text-properties style:font-name="Noto Sans CJK JP Light" fo:font-weight="normal" officeooo:rsid="00006375" style:font-name-asian="Noto Sans CJK JP Light" style:font-weight-asian="normal" style:font-weight-complex="normal"/>
    </style:style>
    <style:style style:name="T152" style:family="text">
      <style:text-properties style:font-name="Noto Sans CJK JP Light" fo:font-weight="normal" officeooo:rsid="0010c623" style:font-name-asian="Noto Sans CJK JP Light" style:font-weight-asian="normal" style:font-weight-complex="normal"/>
    </style:style>
    <style:style style:name="T153" style:family="text">
      <style:text-properties style:font-name="Noto Sans CJK JP Light" fo:font-weight="normal" officeooo:rsid="001876fe" style:font-name-asian="Noto Sans CJK JP Light" style:font-weight-asian="normal" style:font-weight-complex="normal"/>
    </style:style>
    <style:style style:name="T154" style:family="text">
      <style:text-properties style:font-name="Noto Sans CJK JP Light" fo:font-weight="normal" officeooo:rsid="00279fc9" style:font-name-asian="Noto Sans CJK JP Light" style:font-weight-asian="normal" style:font-weight-complex="normal"/>
    </style:style>
    <style:style style:name="T155" style:family="text">
      <style:text-properties style:font-name="Noto Sans CJK JP Light" fo:font-weight="normal" officeooo:rsid="00281f53" style:font-name-asian="Noto Sans CJK JP Light" style:font-weight-asian="normal" style:font-weight-complex="normal"/>
    </style:style>
    <style:style style:name="T156" style:family="text">
      <style:text-properties style:font-name="Noto Sans CJK JP Light" fo:font-weight="normal" officeooo:rsid="002aca77" style:font-name-asian="Noto Sans CJK JP Light" style:font-weight-asian="normal" style:font-weight-complex="normal"/>
    </style:style>
    <style:style style:name="T157" style:family="text">
      <style:text-properties style:font-name="Noto Sans CJK JP Light" fo:font-weight="normal" officeooo:rsid="002cb56c" style:font-name-asian="Noto Sans CJK JP Light" style:font-weight-asian="normal" style:font-weight-complex="normal"/>
    </style:style>
    <style:style style:name="T158" style:family="text">
      <style:text-properties style:font-name="Noto Sans CJK JP Light" fo:font-weight="normal" officeooo:rsid="002f49df" style:font-name-asian="Noto Sans CJK JP Light" style:font-weight-asian="normal" style:font-weight-complex="normal"/>
    </style:style>
    <style:style style:name="T159" style:family="text">
      <style:text-properties style:font-name="Noto Sans CJK JP Light" fo:font-weight="normal" officeooo:rsid="0033813f" style:font-name-asian="Noto Sans CJK JP Light" style:font-weight-asian="normal" style:font-weight-complex="normal"/>
    </style:style>
    <style:style style:name="T160" style:family="text">
      <style:text-properties style:font-name="Noto Sans CJK JP Light" fo:font-weight="normal" officeooo:rsid="00346812" style:font-name-asian="Noto Sans CJK JP Light" style:font-weight-asian="normal" style:font-weight-complex="normal"/>
    </style:style>
    <style:style style:name="T161" style:family="text">
      <style:text-properties style:font-name="Noto Sans CJK JP Light" fo:font-weight="normal" officeooo:rsid="0036a1f6" style:font-name-asian="Noto Sans CJK JP Light" style:font-weight-asian="normal" style:font-weight-complex="normal"/>
    </style:style>
    <style:style style:name="T162" style:family="text">
      <style:text-properties style:font-name="Noto Sans CJK JP Light" fo:font-weight="normal" officeooo:rsid="00376e2d" style:font-name-asian="Noto Sans CJK JP Light" style:font-weight-asian="normal" style:font-weight-complex="normal"/>
    </style:style>
    <style:style style:name="T163" style:family="text">
      <style:text-properties style:font-name="Noto Sans CJK JP Light" fo:font-weight="normal" officeooo:rsid="0039bb81" style:font-name-asian="Noto Sans CJK JP Light" style:font-weight-asian="normal" style:font-weight-complex="normal"/>
    </style:style>
    <style:style style:name="T164" style:family="text">
      <style:text-properties style:font-name="Noto Sans CJK JP Light" fo:font-weight="normal" officeooo:rsid="003b7078" style:font-name-asian="Noto Sans CJK JP Light" style:font-weight-asian="normal" style:font-weight-complex="normal"/>
    </style:style>
    <style:style style:name="T165" style:family="text">
      <style:text-properties style:font-name="Noto Sans CJK JP Light" fo:font-weight="normal" officeooo:rsid="00410b7d" style:font-name-asian="Noto Sans CJK JP Light" style:font-weight-asian="normal" style:font-weight-complex="normal"/>
    </style:style>
    <style:style style:name="T166" style:family="text">
      <style:text-properties style:font-name="Noto Sans CJK JP Light" fo:font-weight="normal" officeooo:rsid="0042c8d7" style:font-name-asian="Noto Sans CJK JP Light" style:font-weight-asian="normal" style:font-weight-complex="normal"/>
    </style:style>
    <style:style style:name="T167" style:family="text">
      <style:text-properties style:font-name="Noto Sans CJK JP Light" fo:font-weight="normal" officeooo:rsid="004482a5" style:font-name-asian="Noto Sans CJK JP Light" style:font-weight-asian="normal" style:font-weight-complex="normal"/>
    </style:style>
    <style:style style:name="T168" style:family="text">
      <style:text-properties style:font-name="Noto Sans CJK JP Light" fo:font-weight="normal" officeooo:rsid="00477e37" style:font-name-asian="Noto Sans CJK JP Light" style:font-weight-asian="normal" style:font-weight-complex="normal"/>
    </style:style>
    <style:style style:name="T169" style:family="text">
      <style:text-properties style:font-name="Noto Sans CJK JP Light" fo:font-weight="normal" officeooo:rsid="004ddab7" style:font-name-asian="Noto Sans CJK JP Light" style:font-weight-asian="normal" style:font-weight-complex="normal"/>
    </style:style>
    <style:style style:name="T170" style:family="text">
      <style:text-properties style:font-name="Noto Sans CJK JP Light" fo:font-weight="normal" officeooo:rsid="00006375" style:font-name-asian="Noto Sans CJK JP Light" style:font-weight-asian="normal" style:font-name-complex="FreeSans" style:font-weight-complex="normal"/>
    </style:style>
    <style:style style:name="T171" style:family="text">
      <style:text-properties style:font-name="Noto Sans CJK JP Light" fo:font-weight="normal" officeooo:rsid="001876fe" style:font-name-asian="Noto Sans CJK JP Light" style:font-weight-asian="normal" style:font-name-complex="FreeSans" style:font-weight-complex="normal"/>
    </style:style>
    <style:style style:name="T172" style:family="text">
      <style:text-properties style:font-name="Noto Sans CJK JP Light" fo:font-weight="normal" officeooo:rsid="001c66bc" style:font-name-asian="Noto Sans CJK JP Light" style:font-weight-asian="normal" style:font-name-complex="FreeSans" style:font-weight-complex="normal"/>
    </style:style>
    <style:style style:name="T173" style:family="text">
      <style:text-properties style:font-name="Noto Sans CJK JP Light" fo:font-weight="normal" officeooo:rsid="00279fc9" style:font-name-asian="Noto Sans CJK JP Light" style:font-weight-asian="normal" style:font-name-complex="FreeSans" style:font-weight-complex="normal"/>
    </style:style>
    <style:style style:name="T174" style:family="text">
      <style:text-properties style:font-name="Noto Sans CJK JP Light" fo:font-weight="normal" officeooo:rsid="0033813f" style:font-name-asian="Noto Sans CJK JP Light" style:font-weight-asian="normal" style:font-name-complex="FreeSans" style:font-weight-complex="normal"/>
    </style:style>
    <style:style style:name="T175" style:family="text">
      <style:text-properties style:font-name="Noto Sans CJK JP Light" fo:font-size="12pt" fo:font-weight="normal" officeooo:rsid="004b9d29" style:font-name-asian="Noto Sans CJK JP Light" style:font-size-asian="10.5pt" style:font-weight-asian="normal" style:font-size-complex="12pt" style:font-weight-complex="normal"/>
    </style:style>
    <style:style style:name="T176" style:family="text">
      <style:text-properties style:font-name="Noto Sans CJK JP Light" fo:font-size="12pt" fo:font-weight="normal" style:font-name-asian="Noto Sans CJK JP Light" style:font-size-asian="12pt" style:font-weight-asian="normal" style:font-size-complex="12pt" style:font-weight-complex="normal"/>
    </style:style>
    <style:style style:name="T177" style:family="text">
      <style:text-properties style:font-name="Noto Sans CJK JP Light" fo:font-size="12pt" fo:font-weight="normal" officeooo:rsid="0045d6a6" style:font-name-asian="Noto Sans CJK JP Light" style:font-size-asian="12pt" style:font-weight-asian="normal" style:font-size-complex="12pt" style:font-weight-complex="normal"/>
    </style:style>
    <style:style style:name="T178" style:family="text">
      <style:text-properties style:font-name="Noto Sans CJK JP Light" fo:font-size="12pt" fo:font-weight="normal" officeooo:rsid="004b9d29" style:font-name-asian="Noto Sans CJK JP Light" style:font-size-asian="12pt" style:font-weight-asian="normal" style:font-size-complex="12pt" style:font-weight-complex="normal"/>
    </style:style>
    <style:style style:name="T179" style:family="text">
      <style:text-properties style:font-name="Noto Sans CJK JP Light" fo:font-size="12pt" fo:font-weight="normal" officeooo:rsid="004cec77" style:font-name-asian="Noto Sans CJK JP Light" style:font-size-asian="12pt" style:font-weight-asian="normal" style:font-size-complex="12pt" style:font-weight-complex="normal"/>
    </style:style>
    <style:style style:name="T180" style:family="text">
      <style:text-properties style:font-name="Noto Sans CJK JP Light" fo:font-size="12pt" fo:font-weight="normal" officeooo:rsid="004ddab7" style:font-name-asian="Noto Sans CJK JP Light" style:font-size-asian="12pt" style:font-weight-asian="normal" style:font-size-complex="12pt" style:font-weight-complex="normal"/>
    </style:style>
    <style:style style:name="T181" style:family="text">
      <style:text-properties style:font-name="Noto Sans CJK JP Light" fo:font-size="12pt" fo:font-weight="normal" officeooo:rsid="00006375" style:font-name-asian="Noto Sans CJK JP Light" style:font-size-asian="12pt" style:font-weight-asian="normal" style:font-size-complex="12pt" style:font-weight-complex="normal"/>
    </style:style>
    <style:style style:name="T182" style:family="text">
      <style:text-properties style:font-name="Noto Sans CJK JP Light" fo:font-size="12pt" fo:font-weight="normal" officeooo:rsid="0010c623" style:font-name-asian="Noto Sans CJK JP Light" style:font-size-asian="12pt" style:font-weight-asian="normal" style:font-size-complex="12pt" style:font-weight-complex="normal"/>
    </style:style>
    <style:style style:name="T183" style:family="text">
      <style:text-properties style:font-name="Noto Sans CJK JP Light" fo:font-size="12pt" fo:font-weight="normal" officeooo:rsid="001876fe" style:font-name-asian="Noto Sans CJK JP Light" style:font-size-asian="12pt" style:font-weight-asian="normal" style:font-size-complex="12pt" style:font-weight-complex="normal"/>
    </style:style>
    <style:style style:name="T184" style:family="text">
      <style:text-properties style:font-name="Noto Sans CJK JP Light" fo:font-size="12pt" fo:font-weight="normal" officeooo:rsid="00279fc9" style:font-name-asian="Noto Sans CJK JP Light" style:font-size-asian="12pt" style:font-weight-asian="normal" style:font-size-complex="12pt" style:font-weight-complex="normal"/>
    </style:style>
    <style:style style:name="T185" style:family="text">
      <style:text-properties style:font-name="Noto Sans CJK JP Light" fo:font-size="12pt" fo:font-weight="normal" officeooo:rsid="00281f53" style:font-name-asian="Noto Sans CJK JP Light" style:font-size-asian="12pt" style:font-weight-asian="normal" style:font-size-complex="12pt" style:font-weight-complex="normal"/>
    </style:style>
    <style:style style:name="T186" style:family="text">
      <style:text-properties style:font-name="Noto Sans CJK JP Light" fo:font-size="12pt" fo:font-weight="normal" officeooo:rsid="002aca77" style:font-name-asian="Noto Sans CJK JP Light" style:font-size-asian="12pt" style:font-weight-asian="normal" style:font-size-complex="12pt" style:font-weight-complex="normal"/>
    </style:style>
    <style:style style:name="T187" style:family="text">
      <style:text-properties style:font-name="Noto Sans CJK JP Light" fo:font-size="12pt" fo:font-weight="normal" officeooo:rsid="002cb56c" style:font-name-asian="Noto Sans CJK JP Light" style:font-size-asian="12pt" style:font-weight-asian="normal" style:font-size-complex="12pt" style:font-weight-complex="normal"/>
    </style:style>
    <style:style style:name="T188" style:family="text">
      <style:text-properties style:font-name="Noto Sans CJK JP Light" fo:font-size="12pt" fo:font-weight="normal" officeooo:rsid="002f49df" style:font-name-asian="Noto Sans CJK JP Light" style:font-size-asian="12pt" style:font-weight-asian="normal" style:font-size-complex="12pt" style:font-weight-complex="normal"/>
    </style:style>
    <style:style style:name="T189" style:family="text">
      <style:text-properties style:font-name="Noto Sans CJK JP Light" fo:font-size="12pt" fo:font-weight="normal" officeooo:rsid="0033813f" style:font-name-asian="Noto Sans CJK JP Light" style:font-size-asian="12pt" style:font-weight-asian="normal" style:font-size-complex="12pt" style:font-weight-complex="normal"/>
    </style:style>
    <style:style style:name="T190" style:family="text">
      <style:text-properties style:font-name="Noto Sans CJK JP Light" fo:font-size="12pt" fo:font-weight="normal" officeooo:rsid="00346812" style:font-name-asian="Noto Sans CJK JP Light" style:font-size-asian="12pt" style:font-weight-asian="normal" style:font-size-complex="12pt" style:font-weight-complex="normal"/>
    </style:style>
    <style:style style:name="T191" style:family="text">
      <style:text-properties style:font-name="Noto Sans CJK JP Light" fo:font-size="12pt" fo:font-weight="normal" officeooo:rsid="0036a1f6" style:font-name-asian="Noto Sans CJK JP Light" style:font-size-asian="12pt" style:font-weight-asian="normal" style:font-size-complex="12pt" style:font-weight-complex="normal"/>
    </style:style>
    <style:style style:name="T192" style:family="text">
      <style:text-properties style:font-name="Noto Sans CJK JP Light" fo:font-size="12pt" fo:font-weight="normal" officeooo:rsid="00376e2d" style:font-name-asian="Noto Sans CJK JP Light" style:font-size-asian="12pt" style:font-weight-asian="normal" style:font-size-complex="12pt" style:font-weight-complex="normal"/>
    </style:style>
    <style:style style:name="T193" style:family="text">
      <style:text-properties style:font-name="Noto Sans CJK JP Light" fo:font-size="12pt" fo:font-weight="normal" officeooo:rsid="0039bb81" style:font-name-asian="Noto Sans CJK JP Light" style:font-size-asian="12pt" style:font-weight-asian="normal" style:font-size-complex="12pt" style:font-weight-complex="normal"/>
    </style:style>
    <style:style style:name="T194" style:family="text">
      <style:text-properties style:font-name="Noto Sans CJK JP Light" fo:font-size="12pt" fo:font-weight="normal" officeooo:rsid="003b7078" style:font-name-asian="Noto Sans CJK JP Light" style:font-size-asian="12pt" style:font-weight-asian="normal" style:font-size-complex="12pt" style:font-weight-complex="normal"/>
    </style:style>
    <style:style style:name="T195" style:family="text">
      <style:text-properties style:font-name="Noto Sans CJK JP Light" fo:font-size="12pt" fo:font-weight="normal" officeooo:rsid="00410b7d" style:font-name-asian="Noto Sans CJK JP Light" style:font-size-asian="12pt" style:font-weight-asian="normal" style:font-size-complex="12pt" style:font-weight-complex="normal"/>
    </style:style>
    <style:style style:name="T196" style:family="text">
      <style:text-properties style:font-name="Noto Sans CJK JP Light" fo:font-size="12pt" fo:font-weight="normal" officeooo:rsid="0042c8d7" style:font-name-asian="Noto Sans CJK JP Light" style:font-size-asian="12pt" style:font-weight-asian="normal" style:font-size-complex="12pt" style:font-weight-complex="normal"/>
    </style:style>
    <style:style style:name="T197" style:family="text">
      <style:text-properties style:font-name="Noto Sans CJK JP Light" fo:font-size="12pt" fo:font-weight="normal" officeooo:rsid="004482a5" style:font-name-asian="Noto Sans CJK JP Light" style:font-size-asian="12pt" style:font-weight-asian="normal" style:font-size-complex="12pt" style:font-weight-complex="normal"/>
    </style:style>
    <style:style style:name="T198" style:family="text">
      <style:text-properties style:font-name="Noto Sans CJK JP Light" fo:font-size="12pt" fo:font-weight="normal" officeooo:rsid="00006375" style:font-name-asian="Noto Sans CJK JP Light" style:font-size-asian="12pt" style:font-weight-asian="normal" style:font-name-complex="FreeSans" style:font-size-complex="12pt" style:font-weight-complex="normal"/>
    </style:style>
    <style:style style:name="T199" style:family="text">
      <style:text-properties style:font-name="Noto Sans CJK JP Light" fo:font-size="12pt" fo:font-weight="normal" officeooo:rsid="001876fe" style:font-name-asian="Noto Sans CJK JP Light" style:font-size-asian="12pt" style:font-weight-asian="normal" style:font-name-complex="FreeSans" style:font-size-complex="12pt" style:font-weight-complex="normal"/>
    </style:style>
    <style:style style:name="T200" style:family="text">
      <style:text-properties style:font-name="Noto Sans CJK JP Light" fo:font-size="12pt" fo:font-weight="normal" officeooo:rsid="001c66bc" style:font-name-asian="Noto Sans CJK JP Light" style:font-size-asian="12pt" style:font-weight-asian="normal" style:font-name-complex="FreeSans" style:font-size-complex="12pt" style:font-weight-complex="normal"/>
    </style:style>
    <style:style style:name="T201" style:family="text">
      <style:text-properties style:font-name="Noto Sans CJK JP Light" fo:font-size="12pt" fo:font-weight="normal" officeooo:rsid="00279fc9" style:font-name-asian="Noto Sans CJK JP Light" style:font-size-asian="12pt" style:font-weight-asian="normal" style:font-name-complex="FreeSans" style:font-size-complex="12pt" style:font-weight-complex="normal"/>
    </style:style>
    <style:style style:name="T202" style:family="text">
      <style:text-properties style:font-name="Noto Sans CJK JP Light" fo:font-size="12pt" fo:font-weight="normal" officeooo:rsid="0033813f" style:font-name-asian="Noto Sans CJK JP Light" style:font-size-asian="12pt" style:font-weight-asian="normal" style:font-name-complex="FreeSans" style:font-size-complex="12pt" style:font-weight-complex="normal"/>
    </style:style>
    <style:style style:name="T203" style:family="text">
      <style:text-properties style:font-name="Noto Sans CJK JP Light" fo:font-size="12pt" style:font-name-asian="Noto Sans CJK JP Light" style:font-size-asian="12pt" style:font-size-complex="12pt"/>
    </style:style>
    <style:style style:name="T204" style:family="text">
      <style:text-properties style:font-name="Noto Sans CJK JP Light" fo:font-size="12pt" officeooo:rsid="004cec77" style:font-name-asian="Noto Sans CJK JP Light" style:font-size-asian="12pt" style:font-size-complex="12pt"/>
    </style:style>
    <style:style style:name="T205" style:family="text">
      <style:text-properties style:font-name="Noto Sans CJK JP Light" fo:font-size="12pt" officeooo:rsid="004b9d29" style:font-name-asian="Noto Sans CJK JP Light" style:font-size-asian="12pt" style:font-size-complex="12pt"/>
    </style:style>
    <style:style style:name="T206" style:family="text">
      <style:text-properties style:font-name="Noto Sans CJK JP Light" fo:font-size="12pt" officeooo:rsid="00006375" style:font-name-asian="Noto Sans CJK JP Light" style:font-size-asian="12pt" style:font-size-complex="12pt"/>
    </style:style>
    <style:style style:name="T207" style:family="text">
      <style:text-properties style:font-name="Noto Sans CJK JP Light" fo:font-size="12pt" officeooo:rsid="00069d88" style:font-name-asian="Noto Sans CJK JP Light" style:font-size-asian="12pt" style:font-size-complex="12pt"/>
    </style:style>
    <style:style style:name="T208" style:family="text">
      <style:text-properties style:font-name="Noto Sans CJK JP Light" fo:font-size="12pt" officeooo:rsid="00071833" style:font-name-asian="Noto Sans CJK JP Light" style:font-size-asian="12pt" style:font-size-complex="12pt"/>
    </style:style>
    <style:style style:name="T209" style:family="text">
      <style:text-properties style:font-name="Noto Sans CJK JP Light" fo:font-size="12pt" officeooo:rsid="000a0e84" style:font-name-asian="Noto Sans CJK JP Light" style:font-size-asian="12pt" style:font-size-complex="12pt"/>
    </style:style>
    <style:style style:name="T210" style:family="text">
      <style:text-properties style:font-name="Noto Sans CJK JP Light" fo:font-size="12pt" officeooo:rsid="0010c623" style:font-name-asian="Noto Sans CJK JP Light" style:font-size-asian="12pt" style:font-size-complex="12pt"/>
    </style:style>
    <style:style style:name="T211" style:family="text">
      <style:text-properties style:font-name="Noto Sans CJK JP Light" fo:font-size="12pt" officeooo:rsid="00129636" style:font-name-asian="Noto Sans CJK JP Light" style:font-size-asian="12pt" style:font-size-complex="12pt"/>
    </style:style>
    <style:style style:name="T212" style:family="text">
      <style:text-properties style:font-name="Noto Sans CJK JP Light" fo:font-size="12pt" officeooo:rsid="0045d6a6" style:font-name-asian="Noto Sans CJK JP Light" style:font-size-asian="12pt" style:font-size-complex="12pt"/>
    </style:style>
    <style:style style:name="T213" style:family="text">
      <style:text-properties style:font-name="Noto Sans CJK JP Light" fo:font-size="12pt" officeooo:rsid="004ddab7" style:font-name-asian="Noto Sans CJK JP Light" style:font-size-asian="12pt" style:font-size-complex="12pt"/>
    </style:style>
    <style:style style:name="T214" style:family="text">
      <style:text-properties style:font-name="Noto Sans CJK JP Light" fo:font-size="12pt" officeooo:rsid="0010c623" style:font-name-asian="Noto Sans CJK JP Light" style:font-size-asian="12pt" style:font-name-complex="FreeSans" style:font-size-complex="12pt"/>
    </style:style>
    <style:style style:name="T215" style:family="text">
      <style:text-properties style:font-name="Noto Sans CJK JP Light" fo:font-size="12pt" officeooo:rsid="001876fe" style:font-name-asian="Noto Sans CJK JP Light" style:font-size-asian="12pt" style:font-name-complex="FreeSans" style:font-size-complex="12pt"/>
    </style:style>
    <style:style style:name="T216" style:family="text">
      <style:text-properties style:font-name="Noto Sans CJK JP Light" fo:font-size="12pt" officeooo:rsid="00006375" style:font-name-asian="Noto Sans CJK JP Light" style:font-size-asian="12pt" style:font-name-complex="FreeSans" style:font-size-complex="12pt"/>
    </style:style>
    <style:style style:name="T217" style:family="text">
      <style:text-properties style:font-name="Noto Sans CJK JP Light" fo:font-size="12pt" fo:font-weight="bold" style:font-name-asian="Noto Sans CJK JP Light" style:font-size-asian="12pt" style:font-weight-asian="bold" style:font-size-complex="12pt" style:font-weight-complex="bold"/>
    </style:style>
    <style:style style:name="T218" style:family="text">
      <style:text-properties style:font-name="Noto Sans CJK JP Light" fo:font-size="12pt" fo:font-weight="bold" officeooo:rsid="004cec77" style:font-name-asian="Noto Sans CJK JP Light" style:font-size-asian="12pt" style:font-weight-asian="bold" style:font-size-complex="12pt" style:font-weight-complex="bold"/>
    </style:style>
    <style:style style:name="T219" style:family="text">
      <style:text-properties style:font-name="Noto Sans CJK JP Light" fo:font-size="12pt" fo:font-weight="bold" officeooo:rsid="004b9d29" style:font-name-asian="Noto Sans CJK JP Light" style:font-size-asian="12pt" style:font-weight-asian="bold" style:font-size-complex="12pt" style:font-weight-complex="bold"/>
    </style:style>
    <style:style style:name="T220" style:family="text">
      <style:text-properties style:font-name="Noto Sans CJK JP Light" fo:font-size="12pt" fo:font-weight="bold" officeooo:rsid="00006375" style:font-name-asian="Noto Sans CJK JP Light" style:font-size-asian="12pt" style:font-weight-asian="bold" style:font-size-complex="12pt" style:font-weight-complex="bold"/>
    </style:style>
    <style:style style:name="T221" style:family="text">
      <style:text-properties style:font-name="Noto Sans CJK JP Light" fo:font-size="12pt" fo:font-weight="bold" officeooo:rsid="00129636" style:font-name-asian="Noto Sans CJK JP Light" style:font-size-asian="12pt" style:font-weight-asian="bold" style:font-size-complex="12pt" style:font-weight-complex="bold"/>
    </style:style>
    <style:style style:name="T222" style:family="text">
      <style:text-properties style:font-name="Noto Sans CJK JP Light" fo:font-size="12pt" fo:font-weight="bold" officeooo:rsid="00281f53" style:font-name-asian="Noto Sans CJK JP Light" style:font-size-asian="12pt" style:font-weight-asian="bold" style:font-size-complex="12pt" style:font-weight-complex="bold"/>
    </style:style>
    <style:style style:name="T223" style:family="text">
      <style:text-properties style:font-name="Noto Sans CJK JP Light" fo:font-size="12pt" fo:font-weight="bold" officeooo:rsid="002aca77" style:font-name-asian="Noto Sans CJK JP Light" style:font-size-asian="12pt" style:font-weight-asian="bold" style:font-size-complex="12pt" style:font-weight-complex="bold"/>
    </style:style>
    <style:style style:name="T224" style:family="text">
      <style:text-properties style:font-name="Noto Sans CJK JP Light" fo:font-size="12pt" fo:font-weight="bold" officeooo:rsid="002cb56c" style:font-name-asian="Noto Sans CJK JP Light" style:font-size-asian="12pt" style:font-weight-asian="bold" style:font-size-complex="12pt" style:font-weight-complex="bold"/>
    </style:style>
    <style:style style:name="T225" style:family="text">
      <style:text-properties style:font-name="Noto Sans CJK JP Light" fo:font-size="12pt" fo:font-weight="bold" officeooo:rsid="002f49df" style:font-name-asian="Noto Sans CJK JP Light" style:font-size-asian="12pt" style:font-weight-asian="bold" style:font-size-complex="12pt" style:font-weight-complex="bold"/>
    </style:style>
    <style:style style:name="T226" style:family="text">
      <style:text-properties style:font-name="Noto Sans CJK JP Light" fo:font-size="12pt" fo:font-weight="bold" officeooo:rsid="00346812" style:font-name-asian="Noto Sans CJK JP Light" style:font-size-asian="12pt" style:font-weight-asian="bold" style:font-size-complex="12pt" style:font-weight-complex="bold"/>
    </style:style>
    <style:style style:name="T227" style:family="text">
      <style:text-properties style:font-name="Noto Sans CJK JP Light" fo:font-size="12pt" fo:font-weight="bold" officeooo:rsid="0036a1f6" style:font-name-asian="Noto Sans CJK JP Light" style:font-size-asian="12pt" style:font-weight-asian="bold" style:font-size-complex="12pt" style:font-weight-complex="bold"/>
    </style:style>
    <style:style style:name="T228" style:family="text">
      <style:text-properties style:font-name="Noto Sans CJK JP Light" fo:font-size="12pt" fo:font-weight="bold" officeooo:rsid="00376e2d" style:font-name-asian="Noto Sans CJK JP Light" style:font-size-asian="12pt" style:font-weight-asian="bold" style:font-size-complex="12pt" style:font-weight-complex="bold"/>
    </style:style>
    <style:style style:name="T229" style:family="text">
      <style:text-properties style:font-name="Noto Sans CJK JP Light" fo:font-size="12pt" fo:font-weight="bold" officeooo:rsid="0039bb81" style:font-name-asian="Noto Sans CJK JP Light" style:font-size-asian="12pt" style:font-weight-asian="bold" style:font-size-complex="12pt" style:font-weight-complex="bold"/>
    </style:style>
    <style:style style:name="T230" style:family="text">
      <style:text-properties style:font-name="Noto Sans CJK JP Light" fo:font-size="12pt" fo:font-weight="bold" officeooo:rsid="003b7078" style:font-name-asian="Noto Sans CJK JP Light" style:font-size-asian="12pt" style:font-weight-asian="bold" style:font-size-complex="12pt" style:font-weight-complex="bold"/>
    </style:style>
    <style:style style:name="T231" style:family="text">
      <style:text-properties style:font-name="Noto Sans CJK JP Light" fo:font-size="12pt" fo:font-weight="bold" officeooo:rsid="00410b7d" style:font-name-asian="Noto Sans CJK JP Light" style:font-size-asian="12pt" style:font-weight-asian="bold" style:font-size-complex="12pt" style:font-weight-complex="bold"/>
    </style:style>
    <style:style style:name="T232" style:family="text">
      <style:text-properties style:font-name="Noto Sans CJK JP Light" fo:font-size="12pt" fo:font-weight="bold" officeooo:rsid="0042c8d7" style:font-name-asian="Noto Sans CJK JP Light" style:font-size-asian="12pt" style:font-weight-asian="bold" style:font-size-complex="12pt" style:font-weight-complex="bold"/>
    </style:style>
    <style:style style:name="T233" style:family="text">
      <style:text-properties style:font-name="Noto Sans CJK JP Light" fo:font-size="12pt" fo:font-weight="bold" officeooo:rsid="004482a5" style:font-name-asian="Noto Sans CJK JP Light" style:font-size-asian="12pt" style:font-weight-asian="bold" style:font-size-complex="12pt" style:font-weight-complex="bold"/>
    </style:style>
    <style:style style:name="T234" style:family="text">
      <style:text-properties style:font-name="Noto Sans CJK JP Light" fo:font-size="12pt" fo:font-weight="bold" officeooo:rsid="0045d6a6" style:font-name-asian="Noto Sans CJK JP Light" style:font-size-asian="12pt" style:font-weight-asian="bold" style:font-size-complex="12pt" style:font-weight-complex="bold"/>
    </style:style>
    <style:style style:name="T235" style:family="text">
      <style:text-properties style:font-name="Noto Sans CJK JP Light" fo:font-size="12pt" fo:font-weight="bold" officeooo:rsid="00477e37" style:font-name-asian="Noto Sans CJK JP Light" style:font-size-asian="12pt" style:font-weight-asian="bold" style:font-size-complex="12pt" style:font-weight-complex="bold"/>
    </style:style>
    <style:style style:name="T236" style:family="text">
      <style:text-properties style:font-name="Noto Sans CJK JP Light" fo:font-size="12pt" fo:font-weight="bold" officeooo:rsid="00069d88" style:font-name-asian="Noto Sans CJK JP Light" style:font-size-asian="12pt" style:font-weight-asian="bold" style:font-size-complex="12pt" style:font-weight-complex="bold"/>
    </style:style>
    <style:style style:name="T237" style:family="text">
      <style:text-properties style:font-name="Noto Sans CJK JP Light" fo:font-size="12pt" fo:font-weight="bold" officeooo:rsid="00071833" style:font-name-asian="Noto Sans CJK JP Light" style:font-size-asian="12pt" style:font-weight-asian="bold" style:font-size-complex="12pt" style:font-weight-complex="bold"/>
    </style:style>
    <style:style style:name="T238" style:family="text">
      <style:text-properties style:font-name="Noto Sans CJK JP Light" fo:font-size="12pt" fo:font-weight="bold" officeooo:rsid="000a0e84" style:font-name-asian="Noto Sans CJK JP Light" style:font-size-asian="12pt" style:font-weight-asian="bold" style:font-size-complex="12pt" style:font-weight-complex="bold"/>
    </style:style>
    <style:style style:name="T239" style:family="text">
      <style:text-properties style:font-name="Noto Sans CJK JP Light" fo:font-size="12pt" fo:font-weight="bold" officeooo:rsid="004ddab7" style:font-name-asian="Noto Sans CJK JP Light" style:font-size-asian="12pt" style:font-weight-asian="bold" style:font-size-complex="12pt" style:font-weight-complex="bold"/>
    </style:style>
    <style:style style:name="T240" style:family="text">
      <style:text-properties style:font-name="Noto Sans CJK JP Light" fo:font-size="12pt" fo:font-weight="bold" officeooo:rsid="0010c623" style:font-name-asian="Noto Sans CJK JP Light" style:font-size-asian="12pt" style:font-weight-asian="bold" style:font-name-complex="FreeSans" style:font-size-complex="12pt" style:font-weight-complex="bold"/>
    </style:style>
    <style:style style:name="T241" style:family="text">
      <style:text-properties style:font-name="Noto Sans CJK JP Light" fo:font-size="12pt" fo:font-weight="bold" officeooo:rsid="001876fe" style:font-name-asian="Noto Sans CJK JP Light" style:font-size-asian="12pt" style:font-weight-asian="bold" style:font-name-complex="FreeSans" style:font-size-complex="12pt" style:font-weight-complex="bold"/>
    </style:style>
    <style:style style:name="T242" style:family="text">
      <style:text-properties style:font-name="Noto Sans CJK JP Light" fo:font-size="12pt" fo:font-weight="bold" officeooo:rsid="00279fc9" style:font-name-asian="Noto Sans CJK JP Light" style:font-size-asian="12pt" style:font-weight-asian="bold" style:font-name-complex="FreeSans" style:font-size-complex="12pt" style:font-weight-complex="bold"/>
    </style:style>
    <style:style style:name="T243" style:family="text">
      <style:text-properties style:font-name="Noto Sans CJK JP Light" fo:font-size="12pt" fo:font-weight="bold" officeooo:rsid="0033813f" style:font-name-asian="Noto Sans CJK JP Light" style:font-size-asian="12pt" style:font-weight-asian="bold" style:font-name-complex="FreeSans" style:font-size-complex="12pt" style:font-weight-complex="bold"/>
    </style:style>
    <style:style style:name="T244" style:family="text">
      <style:text-properties style:font-name="Noto Sans CJK JP Light" fo:font-size="12pt" fo:font-weight="bold" officeooo:rsid="00006375" style:font-name-asian="Noto Sans CJK JP Light" style:font-size-asian="12pt" style:font-weight-asian="bold" style:font-name-complex="FreeSans" style:font-size-complex="12pt" style:font-weight-complex="bold"/>
    </style:style>
    <style:style style:name="T245" style:family="text">
      <style:text-properties style:font-name="Noto Sans CJK JP Light" fo:font-size="12pt" fo:font-weight="bold" officeooo:rsid="00477e37" style:font-name-asian="Noto Sans CJK JP Light" style:font-size-asian="10.5pt" style:font-weight-asian="bold" style:font-size-complex="12pt" style:font-weight-complex="bold"/>
    </style:style>
    <style:style style:name="T246" style:family="text">
      <style:text-properties style:font-name="Noto Sans CJK JP Light" fo:font-size="14pt" fo:font-weight="bold" officeooo:rsid="002cb56c" style:font-name-asian="Noto Sans CJK JP Light" style:font-size-asian="14pt" style:font-weight-asian="bold" style:font-size-complex="14pt" style:font-weight-complex="bold"/>
    </style:style>
    <style:style style:name="T247" style:family="text">
      <style:text-properties style:font-name="Noto Sans CJK JP Light" fo:font-size="14pt" fo:font-weight="bold" officeooo:rsid="0039bb81" style:font-name-asian="Noto Sans CJK JP Light" style:font-size-asian="14pt" style:font-weight-asian="bold" style:font-size-complex="14pt" style:font-weight-complex="bold"/>
    </style:style>
    <style:style style:name="T248" style:family="text">
      <style:text-properties style:font-name="Noto Sans CJK JP Light" fo:font-size="14pt" fo:font-weight="bold" officeooo:rsid="003b7078" style:font-name-asian="Noto Sans CJK JP Light" style:font-size-asian="14pt" style:font-weight-asian="bold" style:font-size-complex="14pt" style:font-weight-complex="bold"/>
    </style:style>
    <style:style style:name="T249" style:family="text">
      <style:text-properties style:font-name="Noto Sans CJK JP Light" fo:font-size="14pt" fo:font-weight="bold" officeooo:rsid="001876fe" style:font-name-asian="Noto Sans CJK JP Light" style:font-size-asian="14pt" style:font-weight-asian="bold" style:font-name-complex="FreeSans" style:font-size-complex="14pt" style:font-weight-complex="bold"/>
    </style:style>
    <style:style style:name="T250" style:family="text">
      <style:text-properties style:font-name="Noto Sans CJK JP Light" fo:font-size="14pt" style:font-name-asian="Noto Sans CJK JP Light" style:font-size-asian="14pt" style:font-name-complex="FreeSans" style:font-size-complex="14pt"/>
    </style:style>
    <style:style style:name="T251" style:family="text">
      <style:text-properties style:font-name="Noto Sans CJK JP Light" fo:font-weight="bold" officeooo:rsid="00477e37" style:font-name-asian="Noto Sans CJK JP Light" style:font-size-asian="10.5pt" style:font-weight-asian="bold" style:font-weight-complex="bold"/>
    </style:style>
    <style:style style:name="T252" style:family="text">
      <style:text-properties style:font-name="Noto Sans CJK JP Light" fo:font-weight="bold" style:font-name-asian="Noto Sans CJK JP Light" style:font-weight-asian="bold" style:font-weight-complex="bold"/>
    </style:style>
    <style:style style:name="T253" style:family="text">
      <style:text-properties style:font-name="Noto Sans CJK JP Light" fo:font-weight="bold" officeooo:rsid="00006375" style:font-name-asian="Noto Sans CJK JP Light" style:font-weight-asian="bold" style:font-weight-complex="bold"/>
    </style:style>
    <style:style style:name="T254" style:family="text">
      <style:text-properties style:font-name="Noto Sans CJK JP Light" fo:font-weight="bold" officeooo:rsid="00129636" style:font-name-asian="Noto Sans CJK JP Light" style:font-weight-asian="bold" style:font-weight-complex="bold"/>
    </style:style>
    <style:style style:name="T255" style:family="text">
      <style:text-properties style:font-name="Noto Sans CJK JP Light" fo:font-weight="bold" officeooo:rsid="00281f53" style:font-name-asian="Noto Sans CJK JP Light" style:font-weight-asian="bold" style:font-weight-complex="bold"/>
    </style:style>
    <style:style style:name="T256" style:family="text">
      <style:text-properties style:font-name="Noto Sans CJK JP Light" fo:font-weight="bold" officeooo:rsid="002aca77" style:font-name-asian="Noto Sans CJK JP Light" style:font-weight-asian="bold" style:font-weight-complex="bold"/>
    </style:style>
    <style:style style:name="T257" style:family="text">
      <style:text-properties style:font-name="Noto Sans CJK JP Light" fo:font-weight="bold" officeooo:rsid="002cb56c" style:font-name-asian="Noto Sans CJK JP Light" style:font-weight-asian="bold" style:font-weight-complex="bold"/>
    </style:style>
    <style:style style:name="T258" style:family="text">
      <style:text-properties style:font-name="Noto Sans CJK JP Light" fo:font-weight="bold" officeooo:rsid="002f49df" style:font-name-asian="Noto Sans CJK JP Light" style:font-weight-asian="bold" style:font-weight-complex="bold"/>
    </style:style>
    <style:style style:name="T259" style:family="text">
      <style:text-properties style:font-name="Noto Sans CJK JP Light" fo:font-weight="bold" officeooo:rsid="00346812" style:font-name-asian="Noto Sans CJK JP Light" style:font-weight-asian="bold" style:font-weight-complex="bold"/>
    </style:style>
    <style:style style:name="T260" style:family="text">
      <style:text-properties style:font-name="Noto Sans CJK JP Light" fo:font-weight="bold" officeooo:rsid="0036a1f6" style:font-name-asian="Noto Sans CJK JP Light" style:font-weight-asian="bold" style:font-weight-complex="bold"/>
    </style:style>
    <style:style style:name="T261" style:family="text">
      <style:text-properties style:font-name="Noto Sans CJK JP Light" fo:font-weight="bold" officeooo:rsid="00376e2d" style:font-name-asian="Noto Sans CJK JP Light" style:font-weight-asian="bold" style:font-weight-complex="bold"/>
    </style:style>
    <style:style style:name="T262" style:family="text">
      <style:text-properties style:font-name="Noto Sans CJK JP Light" fo:font-weight="bold" officeooo:rsid="0039bb81" style:font-name-asian="Noto Sans CJK JP Light" style:font-weight-asian="bold" style:font-weight-complex="bold"/>
    </style:style>
    <style:style style:name="T263" style:family="text">
      <style:text-properties style:font-name="Noto Sans CJK JP Light" fo:font-weight="bold" officeooo:rsid="003b7078" style:font-name-asian="Noto Sans CJK JP Light" style:font-weight-asian="bold" style:font-weight-complex="bold"/>
    </style:style>
    <style:style style:name="T264" style:family="text">
      <style:text-properties style:font-name="Noto Sans CJK JP Light" fo:font-weight="bold" officeooo:rsid="00410b7d" style:font-name-asian="Noto Sans CJK JP Light" style:font-weight-asian="bold" style:font-weight-complex="bold"/>
    </style:style>
    <style:style style:name="T265" style:family="text">
      <style:text-properties style:font-name="Noto Sans CJK JP Light" fo:font-weight="bold" officeooo:rsid="0042c8d7" style:font-name-asian="Noto Sans CJK JP Light" style:font-weight-asian="bold" style:font-weight-complex="bold"/>
    </style:style>
    <style:style style:name="T266" style:family="text">
      <style:text-properties style:font-name="Noto Sans CJK JP Light" fo:font-weight="bold" officeooo:rsid="004482a5" style:font-name-asian="Noto Sans CJK JP Light" style:font-weight-asian="bold" style:font-weight-complex="bold"/>
    </style:style>
    <style:style style:name="T267" style:family="text">
      <style:text-properties style:font-name="Noto Sans CJK JP Light" fo:font-weight="bold" officeooo:rsid="0045d6a6" style:font-name-asian="Noto Sans CJK JP Light" style:font-weight-asian="bold" style:font-weight-complex="bold"/>
    </style:style>
    <style:style style:name="T268" style:family="text">
      <style:text-properties style:font-name="Noto Sans CJK JP Light" fo:font-weight="bold" officeooo:rsid="00477e37" style:font-name-asian="Noto Sans CJK JP Light" style:font-weight-asian="bold" style:font-weight-complex="bold"/>
    </style:style>
    <style:style style:name="T269" style:family="text">
      <style:text-properties style:font-name="Noto Sans CJK JP Light" fo:font-weight="bold" officeooo:rsid="0010c623" style:font-name-asian="Noto Sans CJK JP Light" style:font-weight-asian="bold" style:font-name-complex="FreeSans" style:font-weight-complex="bold"/>
    </style:style>
    <style:style style:name="T270" style:family="text">
      <style:text-properties style:font-name="Noto Sans CJK JP Light" fo:font-weight="bold" officeooo:rsid="001876fe" style:font-name-asian="Noto Sans CJK JP Light" style:font-weight-asian="bold" style:font-name-complex="FreeSans" style:font-weight-complex="bold"/>
    </style:style>
    <style:style style:name="T271" style:family="text">
      <style:text-properties style:font-name="Noto Sans CJK JP Light" fo:font-weight="bold" officeooo:rsid="00279fc9" style:font-name-asian="Noto Sans CJK JP Light" style:font-weight-asian="bold" style:font-name-complex="FreeSans" style:font-weight-complex="bold"/>
    </style:style>
    <style:style style:name="T272" style:family="text">
      <style:text-properties style:font-name="Noto Sans CJK JP Light" fo:font-weight="bold" officeooo:rsid="0033813f" style:font-name-asian="Noto Sans CJK JP Light" style:font-weight-asian="bold" style:font-name-complex="FreeSans" style:font-weight-complex="bold"/>
    </style:style>
    <style:style style:name="T273" style:family="text">
      <style:text-properties officeooo:rsid="004cec77"/>
    </style:style>
    <style:style style:name="T274" style:family="text">
      <style:text-properties style:font-name-complex="FreeSans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一.python基础</text:p>
      <text:h text:style-name="P71" text:outline-level="4">1. 数据类型和变量</text:h>
      <text:p text:style-name="P1"><text:span text:style-name="T112"><text:s text:c="6"/></text:span><text:span text:style-name="T90">整数</text:span><text:span text:style-name="T111"> <text:s text:c="2"/>十六进制用</text:span><text:span text:style-name="Source_20_Text"><text:span text:style-name="T111">0x</text:span></text:span><text:span text:style-name="T111">前缀</text:span></text:p>
      <text:p text:style-name="P1"><text:span text:style-name="T111"><text:s text:c="6"/></text:span><text:span text:style-name="T90">浮点数</text:span><text:span text:style-name="T111"> <text:s text:c="3"/>10用e替代，1.23x10</text:span><text:span text:style-name="T1">9</text:span><text:span text:style-name="T111">就是</text:span><text:span text:style-name="Source_20_Text"><text:span text:style-name="T111">1.23e9 <text:s/>0.000012可以写成1.2e-5</text:span></text:span></text:p>
      <text:p text:style-name="P1"><text:span text:style-name="Source_20_Text"><text:span text:style-name="T111"><text:s text:c="3"/>整数运算永远是精确的（除法也是精确的），而浮点数运算则可能会有四舍五入的误差</text:span></text:span></text:p>
      <text:p text:style-name="P1"><text:span text:style-name="Source_20_Text"><text:span text:style-name="T111"><text:s text:c="3"/>整数除法 / 结果浮点数 //（地板除）结果整数 </text:span></text:span></text:p>
      <text:p text:style-name="P1"><text:span text:style-name="Source_20_Text"><text:span text:style-name="T111"><text:s text:c="2"/></text:span></text:span><text:span text:style-name="Source_20_Text"><text:span text:style-name="T90">字符串 <text:s/></text:span></text:span><text:span text:style-name="Source_20_Text"><text:span text:style-name="T70">可用转义字符表示字符串中的引号 <text:s/>r''表示''内部的字符串默认不转义</text:span></text:span></text:p>
      <text:p text:style-name="P1"><text:span text:style-name="Source_20_Text"><text:span text:style-name="T111"><text:s text:c="2"/></text:span></text:span><text:span text:style-name="Source_20_Text"><text:span text:style-name="T90">布尔值 <text:s/></text:span></text:span><text:span text:style-name="Source_20_Text"><text:span text:style-name="T70">一个布尔值只有True、False两种值</text:span></text:span><text:span text:style-name="Source_20_Text"><text:span text:style-name="T90"> <text:s text:c="2"/></text:span></text:span><text:span text:style-name="Source_20_Text"><text:span text:style-name="T70">and、or和not运算</text:span></text:span></text:p>
      <text:p text:style-name="P3"><text:span text:style-name="Source_20_Text"><text:span text:style-name="T111"><text:s text:c="2"/></text:span></text:span><text:span text:style-name="Source_20_Text"><text:span text:style-name="T90">空值</text:span></text:span></text:p>
      <text:p text:style-name="P3"><text:span text:style-name="Source_20_Text"><text:span text:style-name="T90"><text:s text:c="2"/>变量 <text:s/></text:span></text:span><text:span text:style-name="Source_20_Text"><text:span text:style-name="T70">变量名必须是大小写英文、数字和_的组合，且不能用数字开头</text:span></text:span></text:p>
      <text:p text:style-name="P3"><text:span text:style-name="Source_20_Text"><text:span text:style-name="T70"><text:s text:c="7"/>变量本身类型不固定（动态语言）</text:span></text:span></text:p>
      <text:p text:style-name="P3"><text:span text:style-name="Source_20_Text"><text:span text:style-name="T70"><text:s text:c="2"/></text:span></text:span><text:span text:style-name="Source_20_Text"><text:span text:style-name="T90">常量</text:span></text:span><text:span text:style-name="Source_20_Text"><text:span text:style-name="T70"> <text:s/>全部大写的变量名表示常量只是一个习惯上的用法，实在想改也能改</text:span></text:span></text:p>
      <text:p text:style-name="P1"><text:span text:style-name="Source_20_Text"><text:span text:style-name="T90"><text:s text:c="2"/></text:span></text:span></text:p>
      <text:h text:style-name="P36" text:outline-level="3"><text:span text:style-name="Source_20_Text"><text:span text:style-name="T244">2.字符编码、字符串</text:span></text:span></text:h>
      <text:p text:style-name="P30"><text:span text:style-name="Source_20_Text"><text:span text:style-name="T65"><text:s text:c="5"/></text:span></text:span><text:span text:style-name="Source_20_Text"><text:span text:style-name="T71"><text:s/>ASCII 太少、Unicode英文冗余和 UTF-8 可变长编码</text:span></text:span></text:p>
      <text:p text:style-name="P30"><text:span text:style-name="Source_20_Text"><text:span text:style-name="T71"><text:s text:c="3"/>Python 3版本中，字符串是以Unicode编码的，</text:span></text:span></text:p>
      <text:p text:style-name="P30"><text:span text:style-name="Source_20_Text"><text:span text:style-name="T71"><text:s text:c="3"/>ord()函数获取字符的整数表示，ord('中')</text:span></text:span><text:span text:style-name="Source_20_Text"><text:span text:style-name="T91"> </text:span></text:span><text:span text:style-name="Source_20_Text"><text:span text:style-name="T71">20013</text:span></text:span></text:p>
      <text:p text:style-name="P30"><text:span text:style-name="Source_20_Text"><text:span text:style-name="T71"><text:s text:c="3"/>chr()函数把编码转换为对应的字符， </text:span></text:span><text:span text:style-name="Source_20_Text"><text:span text:style-name="T111">chr(66) </text:span></text:span><text:span text:style-name="Source_20_Text"><text:span text:style-name="T70">'B'</text:span></text:span></text:p>
      <text:p text:style-name="P49"><text:span text:style-name="Source_20_Text"><text:span text:style-name="T90"><text:s text:c="3"/></text:span></text:span><text:span text:style-name="Source_20_Text"><text:span text:style-name="T70">字符串字节相互转换</text:span></text:span><text:span text:style-name="Source_20_Text"><text:span text:style-name="T71">需要指定编码。最常用的编码是UTF-8</text:span></text:span><text:span text:style-name="Source_20_Text"><text:span text:style-name="T70">：</text:span></text:span></text:p>
      <text:p text:style-name="P49"><text:span text:style-name="Source_20_Text"><text:span text:style-name="T70"><text:s text:c="5"/>str通过encode()方法可以编码为指定的bytes</text:span></text:span></text:p>
      <text:p text:style-name="P49"><text:span text:style-name="Source_20_Text"><text:span text:style-name="T70"><text:s text:c="5"/>把bytes变为str，就需要用decode()方法</text:span></text:span></text:p>
      <text:p text:style-name="P4"><text:span text:style-name="Source_20_Text"><text:span text:style-name="T111"><text:s text:c="2"/>格式化用%号实现</text:span></text:span></text:p>
      <text:p text:style-name="P1"><text:span text:style-name="Source_20_Text"><text:span text:style-name="T70"/></text:span></text:p>
      <text:p text:style-name="P5"><text:span text:style-name="Source_20_Text"><text:span text:style-name="T91"><text:s/>3.</text:span></text:span><text:span text:style-name="Source_20_Text"><text:span text:style-name="T90">使用list和tuple</text:span></text:span></text:p>
      <text:p text:style-name="P6"><text:span text:style-name="Source_20_Text"><text:span text:style-name="T112"><text:s text:c="3"/></text:span></text:span><text:span text:style-name="Source_20_Text"><text:span text:style-name="T111">list 列表 </text:span></text:span></text:p>
      <text:p text:style-name="P6"><text:span text:style-name="Source_20_Text"><text:span text:style-name="T111"><text:s text:c="8"/>有序集合，可以随时添加和删除其中的元素</text:span></text:span></text:p>
      <text:p text:style-name="P5"><text:span text:style-name="Source_20_Text"><text:span text:style-name="T111"><text:s text:c="8"/>索引访问，从0开始，最后一个元素-1，倒数第二个-2…</text:span></text:span></text:p>
      <text:p text:style-name="P5"><text:span text:style-name="Source_20_Text"><text:span text:style-name="T111"><text:s text:c="8"/>可插入，可删除，元素类型可不同，甚至可以是另一个list</text:span></text:span></text:p>
      <text:p text:style-name="P6"><text:span text:style-name="Source_20_Text"><text:span text:style-name="T112"><text:s text:c="3"/>tuple 元组 </text:span></text:span></text:p>
      <text:p text:style-name="P6"><text:span text:style-name="Source_20_Text"><text:span text:style-name="T111"><text:s text:c="9"/>有序集合，一旦初始化就不能修改，不可修改是指，每个元素的指向不变，若指向一个列表（一个元素为列表，列表可变）</text:span></text:span></text:p>
      <text:p text:style-name="P7"><text:span text:style-name="Source_20_Text"><text:span text:style-name="T111"/></text:span></text:p>
      <text:p text:style-name="P7"><text:span text:style-name="Source_20_Text"><text:span text:style-name="T236">4.</text:span></text:span><text:span text:style-name="Source_20_Text"><text:span text:style-name="T90">条件判断</text:span></text:span></text:p>
      <text:p text:style-name="P7"><text:span text:style-name="Source_20_Text"><text:span text:style-name="T111"><text:s text:c="2"/>if &lt;条件判断1&gt;:</text:span></text:span></text:p>
      <text:p text:style-name="Preformatted_20_Text"><text:span text:style-name="Source_20_Text"><text:span text:style-name="T111"><text:s text:c="4"/>&lt;执行1&gt;</text:span></text:span></text:p>
      <text:p text:style-name="Preformatted_20_Text"><text:soft-page-break/><text:span text:style-name="Source_20_Text"><text:span text:style-name="T111"><text:s text:c="2"/>elif &lt;条件判断2&gt;:</text:span></text:span></text:p>
      <text:p text:style-name="Preformatted_20_Text"><text:span text:style-name="Source_20_Text"><text:span text:style-name="T111"><text:s text:c="4"/>&lt;执行2&gt;</text:span></text:span></text:p>
      <text:p text:style-name="Preformatted_20_Text"><text:span text:style-name="Source_20_Text"><text:span text:style-name="T111"><text:s text:c="2"/>elif &lt;条件判断3&gt;:</text:span></text:span></text:p>
      <text:p text:style-name="Preformatted_20_Text"><text:span text:style-name="Source_20_Text"><text:span text:style-name="T111"><text:s text:c="4"/>&lt;执行3&gt;</text:span></text:span></text:p>
      <text:p text:style-name="Preformatted_20_Text"><text:span text:style-name="Source_20_Text"><text:span text:style-name="T111"><text:s text:c="2"/>else:</text:span></text:span></text:p>
      <text:p text:style-name="P48"><text:span text:style-name="Source_20_Text"><text:span text:style-name="T111"><text:s text:c="4"/>&lt;执行4&gt;</text:span></text:span></text:p>
      <text:p text:style-name="P7"><text:span text:style-name="Source_20_Text"><text:span text:style-name="T111"><text:s/>条件判断从上向下匹配，当满足条件时执行对应的块内语句，后续的elif和else都不再执行。</text:span></text:span></text:p>
      <text:p text:style-name="P7"><text:span text:style-name="Source_20_Text"><text:span text:style-name="T111"/></text:span></text:p>
      <text:p text:style-name="P8"><text:span text:style-name="Source_20_Text"><text:span text:style-name="T237">5.</text:span></text:span><text:span text:style-name="Source_20_Text"><text:span text:style-name="T90">循环</text:span></text:span></text:p>
      <text:p text:style-name="P8"><text:span text:style-name="Source_20_Text"><text:span text:style-name="T111"><text:s text:c="3"/>for x in ...循环就是依次把list或tuple中的把每个元素代入变量x</text:span></text:span></text:p>
      <text:p text:style-name="P8"><text:span text:style-name="Source_20_Text"><text:span text:style-name="T111"><text:s text:c="3"/>while循环 满足条件循环 </text:span></text:span></text:p>
      <text:p text:style-name="P8"><text:span text:style-name="Source_20_Text"><text:span text:style-name="T111"><text:s text:c="3"/>break 结束循环</text:span></text:span></text:p>
      <text:p text:style-name="P8"><text:span text:style-name="Source_20_Text"><text:span text:style-name="T111"><text:s text:c="3"/>continue 结束本轮循环，开始下一轮</text:span></text:span></text:p>
      <text:p text:style-name="P9"><text:span text:style-name="Source_20_Text"><text:span text:style-name="T238">6.</text:span></text:span><text:span text:style-name="Source_20_Text"><text:span text:style-name="T90">dict与set</text:span></text:span></text:p>
      <text:p text:style-name="P10"><text:span text:style-name="Source_20_Text"><text:span text:style-name="T111"><text:s text:c="2"/>字典 键-值（key-value）存储 一个键一个值 </text:span></text:span></text:p>
      <text:p text:style-name="P10"><text:span text:style-name="Source_20_Text"><text:span text:style-name="T111"><text:s text:c="6"/>key必须是</text:span></text:span><text:span text:style-name="Source_20_Text"><text:span text:style-name="Strong_20_Emphasis"><text:span text:style-name="T111">不可变对象（</text:span></text:span></text:span><text:span text:style-name="Strong_20_Emphasis"><text:span text:style-name="T70">最常用的key是字符串</text:span></text:span><text:span text:style-name="Source_20_Text"><text:span text:style-name="Strong_20_Emphasis"><text:span text:style-name="T111">，）不可重复</text:span></text:span></text:span><text:span text:style-name="Source_20_Text"><text:span text:style-name="T111"> </text:span></text:span></text:p>
      <text:p text:style-name="P9"><text:span text:style-name="Source_20_Text"><text:span text:style-name="T111"><text:s text:c="6"/>dict内部存放的顺序和key放入的顺序是没有关系的</text:span></text:span></text:p>
      <text:p text:style-name="P10"><text:span text:style-name="Source_20_Text"><text:span text:style-name="T111"><text:s text:c="2"/>set也是一组key的集合，但不存储value</text:span></text:span></text:p>
      <text:p text:style-name="P10"><text:span text:style-name="Source_20_Text"><text:span text:style-name="T111"><text:s text:c="6"/>可以看成数学意义上的无序和无重复元素的集合</text:span></text:span></text:p>
      <text:p text:style-name="P10"><text:span text:style-name="Source_20_Text"><text:span text:style-name="T111"/></text:span></text:p>
      <text:p text:style-name="P2"><text:span text:style-name="Source_20_Text"><text:span text:style-name="T250">二.函数</text:span></text:span></text:p>
      <text:p text:style-name="P11"><text:span text:style-name="Source_20_Text"><text:span text:style-name="T106">1.调用函数</text:span></text:span></text:p>
      <text:p text:style-name="P11"><text:span text:style-name="Source_20_Text"><text:span text:style-name="T118"><text:s text:c="4"/>函数名（参数） 参数数量、类型需要与函数定义一致</text:span></text:span></text:p>
      <text:p text:style-name="P11"><text:span text:style-name="Source_20_Text"><text:span text:style-name="T106">2.定义函数</text:span></text:span></text:p>
      <text:p text:style-name="P11"><text:span text:style-name="Source_20_Text"><text:span text:style-name="T106"><text:s text:c="4"/></text:span></text:span><text:span text:style-name="Source_20_Text"><text:span text:style-name="T116">def </text:span></text:span><text:span text:style-name="Source_20_Text"><text:span text:style-name="T118">函数名（参数1，参数2，….）</text:span></text:span><text:span text:style-name="Source_20_Text"><text:span text:style-name="T116">:</text:span></text:span></text:p>
      <text:p text:style-name="P11"><text:span text:style-name="Source_20_Text"><text:span text:style-name="T116"><text:s text:c="6"/>函数体</text:span></text:span></text:p>
      <text:p text:style-name="P11"><text:span text:style-name="Source_20_Text"><text:span text:style-name="T118"><text:s text:c="15"/></text:span></text:span><text:span text:style-name="Source_20_Text"><text:span text:style-name="T116">return</text:span></text:span><text:span text:style-name="Source_20_Text"><text:span text:style-name="T118">语句返回</text:span></text:span></text:p>
      <text:p text:style-name="P11"><text:span text:style-name="Source_20_Text"><text:span text:style-name="T118"><text:s text:c="3"/>空函数 <text:s text:c="3"/>用</text:span></text:span><text:span text:style-name="Source_20_Text"><text:span text:style-name="T116">pass</text:span></text:span><text:span text:style-name="Source_20_Text"><text:span text:style-name="T118">语句 </text:span></text:span></text:p>
      <text:p text:style-name="P12"><text:span text:style-name="Source_20_Text"><text:span text:style-name="T118"><text:s text:c="3"/>函数定义时最好有 参数检查 <text:s/>其中参数个数python会自动检查出来数据类型检查可以用内置函数 <text:s text:c="4"/></text:span></text:span></text:p>
      <text:p text:style-name="P12"><text:span text:style-name="Source_20_Text"><text:span text:style-name="T118"><text:s text:c="3"/></text:span></text:span><text:span text:style-name="Source_20_Text"><text:span text:style-name="T116">isinstance()</text:span></text:span></text:p>
      <text:p text:style-name="P40"><text:span text:style-name="Source_20_Text"><text:span text:style-name="T111"><text:s text:c="2"/>if not isinstance(参数, (参数类型)):</text:span></text:span></text:p>
      <text:p text:style-name="P48"><text:span text:style-name="Source_20_Text"><text:span text:style-name="T111"><text:s text:c="9"/>raise TypeError('bad operand type')</text:span></text:span></text:p>
      <text:p text:style-name="P50"><text:span text:style-name="Source_20_Text"><text:span text:style-name="T111"><text:s text:c="2"/>Python的函数返回多值其实就是返回一个tuple，但在语法上，返回一个tuple可以省略括号，而多个 变量可以同时接收一个tuple，按位置赋给对应的值。</text:span></text:span></text:p>
      <text:p text:style-name="P50"><text:span text:style-name="Source_20_Text"><text:span text:style-name="T117"/></text:span></text:p>
      <text:p text:style-name="P50"><text:soft-page-break/><text:span text:style-name="Source_20_Text"><text:span text:style-name="T93">3.函数参数<text:tab/></text:span></text:span></text:p>
      <text:p text:style-name="P50"><text:span text:style-name="Source_20_Text"><text:span text:style-name="T117"><text:s text:c="2"/></text:span></text:span><text:span text:style-name="Source_20_Text"><text:span text:style-name="T93">默认参数</text:span></text:span><text:span text:style-name="Source_20_Text"><text:span text:style-name="T117">必须指向不变对象</text:span></text:span></text:p>
      <text:p text:style-name="P51"><text:span text:style-name="Source_20_Text"><text:span text:style-name="T117"><text:s text:c="2"/></text:span></text:span><text:span text:style-name="Source_20_Text"><text:span text:style-name="T93">可变参数</text:span></text:span><text:span text:style-name="Source_20_Text"><text:span text:style-name="T117"> *args 在函数内部，参数接收到的是一个tuple</text:span></text:span></text:p>
      <text:p text:style-name="P31"><text:span text:style-name="Source_20_Text"><text:span text:style-name="T118">可变参数既可以直接传入：</text:span></text:span><text:span text:style-name="Source_20_Text"><text:span text:style-name="T116">func(1, 2, 3)</text:span></text:span><text:span text:style-name="Source_20_Text"><text:span text:style-name="T118">，又可以在list或tuple前面加一个</text:span></text:span><text:span text:style-name="Source_20_Text"><text:span text:style-name="T116">*</text:span></text:span><text:span text:style-name="Source_20_Text"><text:span text:style-name="T118">号，把list或tuple的元素变成通过</text:span></text:span><text:span text:style-name="Source_20_Text"><text:span text:style-name="T116">*args</text:span></text:span><text:span text:style-name="Source_20_Text"><text:span text:style-name="T118">可变参数传进去</text:span></text:span><text:span text:style-name="Source_20_Text"><text:span text:style-name="T116">func(*(1, 2, 3))</text:span></text:span><text:span text:style-name="Source_20_Text"><text:span text:style-name="T118">；</text:span></text:span></text:p>
      <text:p text:style-name="P14"><text:span text:style-name="Source_20_Text"><text:span text:style-name="T118"><text:s text:c="4"/></text:span></text:span><text:span text:style-name="Source_20_Text"><text:span text:style-name="T106">关键字参数 <text:s/></text:span></text:span><text:span text:style-name="Source_20_Text"><text:span text:style-name="T74">**kw</text:span></text:span><text:span text:style-name="Source_20_Text"><text:span text:style-name="T106"> <text:s text:c="3"/></text:span></text:span><text:span text:style-name="Source_20_Text"><text:span text:style-name="T66">这些关键字参数在函数内部自动组装为一个dict</text:span></text:span></text:p>
      <text:p text:style-name="P14"><text:span text:style-name="Source_20_Text"><text:span text:style-name="T66">关键字参数既可以直接传入：</text:span></text:span><text:span text:style-name="Source_20_Text"><text:span text:style-name="T75">func(a=1, b=2)</text:span></text:span><text:span text:style-name="Source_20_Text"><text:span text:style-name="T66">，又可以先组装dict，再通过</text:span></text:span><text:span text:style-name="Source_20_Text"><text:span text:style-name="T75">**kw</text:span></text:span><text:span text:style-name="Source_20_Text"><text:span text:style-name="T66">传入：</text:span></text:span><text:span text:style-name="Source_20_Text"><text:span text:style-name="T75">func(**{'a': 1, 'b': 2})</text:span></text:span></text:p>
      <text:p text:style-name="P13"><text:span text:style-name="Source_20_Text"><text:span text:style-name="T66"><text:s text:c="3"/></text:span></text:span><text:span text:style-name="Source_20_Text"><text:span text:style-name="T107">命名关键字参数 <text:s text:c="2"/></text:span></text:span><text:span text:style-name="Source_20_Text"><text:span text:style-name="T66"><text:s/>（位置参数</text:span></text:span><text:span text:style-name="Source_20_Text"><text:span text:style-name="T107"> <text:s text:c="2"/></text:span></text:span><text:span text:style-name="Source_20_Text"><text:span text:style-name="T66">可变参数/* <text:s text:c="2"/>命名关键字参数 </text:span></text:span><text:span text:style-name="Source_20_Text"><text:span text:style-name="T67">）</text:span></text:span></text:p>
      <text:p text:style-name="P13"><text:span text:style-name="Source_20_Text"><text:span text:style-name="T107"><text:s text:c="19"/></text:span></text:span><text:span text:style-name="Source_20_Text"><text:span text:style-name="T66">和位置参数不同，</text:span></text:span><text:span text:style-name="Source_20_Text"><text:span text:style-name="T107"> </text:span></text:span><text:span text:style-name="Source_20_Text"><text:span text:style-name="T66">命名关键字参数必须传入参数名</text:span></text:span></text:p>
      <text:p text:style-name="P13"><text:span text:style-name="Source_20_Text"><text:span text:style-name="T66"><text:s text:c="20"/>如果没有可变参数，就必须加一个</text:span></text:span><text:span text:style-name="Source_20_Text"><text:span text:style-name="T75">*</text:span></text:span><text:span text:style-name="Source_20_Text"><text:span text:style-name="T66">作为特殊分隔符</text:span></text:span></text:p>
      <text:h text:style-name="P37" text:outline-level="3"><text:span text:style-name="Source_20_Text"><text:span text:style-name="T107"><text:s text:c="3"/>参数组合</text:span></text:span></text:h>
      <text:p text:style-name="P15"><text:span text:style-name="Source_20_Text"><text:span text:style-name="T66"><text:s text:c="4"/>参数定义的顺序必须是：必选参数、默认参数、可变参数、命名关键字参数和关键字参数</text:span></text:span></text:p>
      <text:p text:style-name="P61"><text:s text:c="3"/>递归函数</text:p>
      <text:p text:style-name="P15"><text:span text:style-name="Source_20_Text"><text:span text:style-name="T66"><text:s text:c="9"/>如果一个函数在内部调用自身本身，这个函数就是递归函数。</text:span></text:span></text:p>
      <text:p text:style-name="P15"><text:span text:style-name="Source_20_Text"><text:span text:style-name="T66"><text:s text:c="9"/>解决递归调用栈溢出的方法是通过</text:span></text:span><text:span text:style-name="Source_20_Text"><text:span text:style-name="Strong_20_Emphasis"><text:span text:style-name="T119">尾递归</text:span></text:span></text:span><text:span text:style-name="Source_20_Text"><text:span text:style-name="T66">优化</text:span></text:span></text:p>
      <text:p text:style-name="P15"><text:span text:style-name="Source_20_Text"><text:span text:style-name="T249">三.高级特性</text:span></text:span></text:p>
      <text:p text:style-name="P15"><text:span text:style-name="Source_20_Text"><text:span text:style-name="T107"><text:s text:c="3"/></text:span></text:span><text:span text:style-name="Source_20_Text"><text:span text:style-name="T108">1.切片</text:span></text:span></text:p>
      <text:p text:style-name="P16"><text:span text:style-name="Source_20_Text"><text:span text:style-name="T108"><text:s text:c="7"/></text:span></text:span><text:span text:style-name="Source_20_Text"><text:span text:style-name="T68">取一个list或tuple的部分元素 <text:s/>[1:2] [:10:2][::5]</text:span></text:span></text:p>
      <text:p text:style-name="P15"><text:span text:style-name="Source_20_Text"><text:span text:style-name="T66"><text:s text:c="3"/></text:span></text:span><text:span text:style-name="Source_20_Text"><text:span text:style-name="T108">2.迭代</text:span></text:span></text:p>
      <text:p text:style-name="P15"><text:span text:style-name="Source_20_Text"><text:span text:style-name="T108"><text:s text:c="7"/></text:span></text:span><text:span text:style-name="Source_20_Text"><text:span text:style-name="T68">使用for ..in..循环可以迭代任何可迭代对象</text:span></text:span></text:p>
      <text:p text:style-name="P15"><text:span text:style-name="Source_20_Text"><text:span text:style-name="T68"><text:s text:c="7"/>通过collections模块的Iterable类型判断是否是可迭代对象</text:span></text:span></text:p>
      <text:p text:style-name="P17"><text:span text:style-name="Source_20_Text"><text:span text:style-name="T68"><text:s text:c="7"/></text:span></text:span><text:span text:style-name="Source_20_Text"><text:span text:style-name="T72"><text:s/>&gt;&gt;&gt;</text:span></text:span><text:span text:style-name="Source_20_Text"><text:span text:style-name="T68"> </text:span></text:span><text:span text:style-name="Source_20_Text"><text:span text:style-name="T72">from collections import Iterable</text:span></text:span></text:p>
      <text:p text:style-name="Preformatted_20_Text"><text:span text:style-name="Source_20_Text"><text:span text:style-name="T111"><text:s text:c="8"/>&gt;&gt;&gt; isinstance('abc', Iterable) </text:span></text:span></text:p>
      <text:p text:style-name="P52"><text:span text:style-name="Source_20_Text"><text:span text:style-name="T111"><text:s text:c="7"/>True</text:span></text:span></text:p>
      <text:p text:style-name="P52"><text:span text:style-name="Source_20_Text"><text:span text:style-name="T111"><text:s text:c="8"/>enumerate函数可以把一个list变成索引-元素对</text:span></text:span></text:p>
      <text:p text:style-name="P41"><text:span text:style-name="Source_20_Text"><text:span text:style-name="T68"><text:s text:c="8"/></text:span></text:span><text:span text:style-name="Source_20_Text"><text:span text:style-name="T72">for i, value in enumerate(['A', 'B', 'C'])</text:span></text:span></text:p>
      <text:p text:style-name="P42"><text:span text:style-name="Source_20_Text"><text:span text:style-name="T94">3.列表生成式</text:span></text:span></text:p>
      <text:p text:style-name="P42"><text:span text:style-name="Source_20_Text"><text:span text:style-name="T76"><text:s text:c="6"/>[x * x for x in range(1, 11)]</text:span></text:span></text:p>
      <text:p text:style-name="P43"><text:span text:style-name="Source_20_Text"><text:span text:style-name="T95">4.生成器</text:span></text:span></text:p>
      <text:p text:style-name="P43"><text:span text:style-name="Source_20_Text"><text:span text:style-name="T95"><text:s text:c="2"/></text:span></text:span><text:span text:style-name="Source_20_Text"><text:span text:style-name="T77">g = (x * x for x in range(10))</text:span></text:span></text:p>
      <text:p text:style-name="P44"><text:span text:style-name="Source_20_Text"><text:span text:style-name="T77"><text:s text:c="2"/>如果一个函数定义中包含yield关键字，那么这个函数就不再是一个普通函数，而是一个generator</text:span></text:span></text:p>
      <text:p text:style-name="P44"><text:span text:style-name="Source_20_Text"><text:span text:style-name="T77"><text:s text:c="2"/>generator的函数，在每次调用next()的时候执行，遇到yield语句返回，再次执行时从上次返回的yield语句处继续执行</text:span></text:span></text:p>
      <text:p text:style-name="P43"><text:soft-page-break/><text:span text:style-name="Source_20_Text"><text:span text:style-name="T95"><text:s text:c="2"/></text:span></text:span><text:span text:style-name="Source_20_Text"><text:span text:style-name="T77">用next()函数不断获得下一个返回值</text:span></text:span></text:p>
      <text:p text:style-name="P43"><text:span text:style-name="Source_20_Text"><text:span text:style-name="T95"/></text:span></text:p>
      <text:p text:style-name="P44"><text:span text:style-name="Source_20_Text"><text:span text:style-name="T92">5.迭代器</text:span></text:span></text:p>
      <text:p text:style-name="P45"><text:span text:style-name="Source_20_Text"><text:span text:style-name="T92"><text:s/></text:span></text:span><text:span text:style-name="Source_20_Text"><text:span text:style-name="T73">凡是可作用于for循环的对象都是Iterable类型；</text:span></text:span></text:p>
      <text:p text:style-name="P45"><text:span text:style-name="Source_20_Text"><text:span text:style-name="T73">一类是集合数据类型，如list、tuple、dict、set、str等；</text:span></text:span></text:p>
      <text:p text:style-name="Text_20_body"><text:span text:style-name="T111">一类是</text:span><text:span text:style-name="Source_20_Text"><text:span text:style-name="T111">generator</text:span></text:span><text:span text:style-name="T111">，包括生成器和带</text:span><text:span text:style-name="Source_20_Text"><text:span text:style-name="T111">yield</text:span></text:span><text:span text:style-name="T111">的generator function。</text:span></text:p>
      <text:p text:style-name="Text_20_body"><text:span text:style-name="Source_20_Text"><text:span text:style-name="T111">凡是可作用于next()函数的对象都是Iterator类型，它们</text:span></text:span><text:span text:style-name="T111">表示一个惰性计算的序列；生成器</text:span></text:p>
      <text:p text:style-name="Text_20_body"><text:span text:style-name="T111">集合数据类型如</text:span><text:span text:style-name="Source_20_Text"><text:span text:style-name="T111">list</text:span></text:span><text:span text:style-name="T111">、</text:span><text:span text:style-name="Source_20_Text"><text:span text:style-name="T111">dict</text:span></text:span><text:span text:style-name="T111">、</text:span><text:span text:style-name="Source_20_Text"><text:span text:style-name="T111">str</text:span></text:span><text:span text:style-name="T111">等是</text:span><text:span text:style-name="Source_20_Text"><text:span text:style-name="T111">Iterable</text:span></text:span><text:span text:style-name="T111">但不是</text:span><text:span text:style-name="Source_20_Text"><text:span text:style-name="T111">Iterator</text:span></text:span><text:span text:style-name="T111">，不过可以通过</text:span><text:span text:style-name="Source_20_Text"><text:span text:style-name="T111">iter()</text:span></text:span><text:span text:style-name="T111">函数获得一个</text:span><text:span text:style-name="Source_20_Text"><text:span text:style-name="T111">Iterator</text:span></text:span><text:span text:style-name="T111">对象。 </text:span></text:p>
      <text:p text:style-name="P44"><text:span text:style-name="Source_20_Text"><text:span text:style-name="T120">四.函数式编程</text:span></text:span></text:p>
      <text:p text:style-name="P46"><text:span text:style-name="Source_20_Text"><text:span text:style-name="T96">1.高阶函数</text:span></text:span></text:p>
      <text:p text:style-name="P46"><text:span text:style-name="Source_20_Text"><text:span text:style-name="T78"><text:s text:c="2"/>一个函数就可以接收另一个函数作为参数，这种函数就称之为高阶函数</text:span></text:span></text:p>
      <text:p text:style-name="P15"><text:span text:style-name="Source_20_Text"><text:span text:style-name="T68"><text:s/>变量可以指向函数、函数名是指向函数的变量</text:span></text:span></text:p>
      <text:p text:style-name="P18"><text:span text:style-name="Source_20_Text"><text:span text:style-name="T109">2.map/reduce </text:span></text:span></text:p>
      <text:p text:style-name="P18"><text:span text:style-name="Source_20_Text"><text:span text:style-name="T69"><text:s text:c="4"/></text:span></text:span><text:span text:style-name="Source_20_Text"><text:span text:style-name="T79">map()</text:span></text:span><text:span text:style-name="Source_20_Text"><text:span text:style-name="T69">函数接收两个参数，一个是函数，一个是</text:span></text:span><text:span text:style-name="Source_20_Text"><text:span text:style-name="T79">Iterable</text:span></text:span><text:span text:style-name="Source_20_Text"><text:span text:style-name="T69">，</text:span></text:span><text:span text:style-name="Source_20_Text"><text:span text:style-name="T79">map</text:span></text:span><text:span text:style-name="Source_20_Text"><text:span text:style-name="T69">将传入的函数依次作用到序列的每个元素，并把结果作为新的</text:span></text:span><text:span text:style-name="Source_20_Text"><text:span text:style-name="T79">Iterator</text:span></text:span><text:span text:style-name="Source_20_Text"><text:span text:style-name="T69">返回</text:span></text:span></text:p>
      <text:p text:style-name="P15"><text:span text:style-name="Source_20_Text"><text:span text:style-name="T108"><text:s/></text:span></text:span><text:span text:style-name="Source_20_Text"><text:span text:style-name="T68"><text:s text:c="2"/></text:span></text:span><text:span text:style-name="Source_20_Text"><text:span text:style-name="T72">reduce</text:span></text:span><text:span text:style-name="Source_20_Text"><text:span text:style-name="T68">把一个函数作用在一个序列</text:span></text:span><text:span text:style-name="Source_20_Text"><text:span text:style-name="T72">[x1, x2, x3, ...]</text:span></text:span><text:span text:style-name="Source_20_Text"><text:span text:style-name="T68">上，这个函数必须接收两个参数，</text:span></text:span><text:span text:style-name="Source_20_Text"><text:span text:style-name="T72">reduce</text:span></text:span><text:span text:style-name="Source_20_Text"><text:span text:style-name="T68">把结果继续和序列的下一个元素做累积计算 <text:s/></text:span></text:span><text:span text:style-name="Source_20_Text"><text:span text:style-name="T72">reduce(f, [x1, x2, x3, x4]) = f(f(f(x1, x2), x3), x4)</text:span></text:span></text:p>
      <text:p text:style-name="P18"><text:span text:style-name="Source_20_Text"><text:span text:style-name="T109">3.filter</text:span></text:span></text:p>
      <text:p text:style-name="P18"><text:span text:style-name="Source_20_Text"><text:span text:style-name="T109"><text:s text:c="3"/></text:span></text:span><text:span text:style-name="Source_20_Text"><text:span text:style-name="T79">filter()</text:span></text:span><text:span text:style-name="Source_20_Text"><text:span text:style-name="T69">把传入的函数依次作用于每个元素，然后根据返回值是</text:span></text:span><text:span text:style-name="Source_20_Text"><text:span text:style-name="T79">True</text:span></text:span><text:span text:style-name="Source_20_Text"><text:span text:style-name="T69">还是</text:span></text:span><text:span text:style-name="Source_20_Text"><text:span text:style-name="T79">False</text:span></text:span><text:span text:style-name="Source_20_Text"><text:span text:style-name="T69">决定保留还是丢弃该元素 <text:s/></text:span></text:span><text:span text:style-name="Source_20_Text"><text:span text:style-name="T109"><text:s/></text:span></text:span><text:span text:style-name="Source_20_Text"><text:span text:style-name="T79">filter()实质上是</text:span></text:span><text:span text:style-name="Source_20_Text"><text:span text:style-name="T69">从一个序列中筛出符合条件的元素</text:span></text:span></text:p>
      <text:p text:style-name="P18"><text:span text:style-name="Source_20_Text"><text:span text:style-name="T109">4.sorted</text:span></text:span></text:p>
      <text:p text:style-name="P18"><text:span text:style-name="Source_20_Text"><text:span text:style-name="T69"><text:s text:c="3"/></text:span></text:span><text:span text:style-name="Source_20_Text"><text:span text:style-name="T79">sorted(</text:span></text:span><text:span text:style-name="Source_20_Text"><text:span text:style-name="T80">[列表]，key=函数，reverse=False/True</text:span></text:span><text:span text:style-name="Source_20_Text"><text:span text:style-name="T79">) 将key指向的函数作用到列表每个元素后的值</text:span></text:span><text:span text:style-name="Source_20_Text"><text:span text:style-name="T80">，从小到大排序，再映射回原列表排序</text:span></text:span></text:p>
      <text:p text:style-name="P19"><text:span text:style-name="Source_20_Text"><text:span text:style-name="T97">5.返回函数</text:span></text:span></text:p>
      <text:p text:style-name="P19"><text:span text:style-name="Source_20_Text"><text:span text:style-name="T80"><text:s text:c="5"/>函数可以作为返回值</text:span></text:span></text:p>
      <text:p text:style-name="P19"><text:span text:style-name="Source_20_Text"><text:span text:style-name="T80"><text:s text:c="2"/>闭包 <text:s text:c="2"/>返回一个函数时，牢记该函数并未执行，返回函数中不要引用任何可能会变化的变量</text:span></text:span></text:p>
      <text:p text:style-name="P20"><text:span text:style-name="Source_20_Text"><text:span text:style-name="T98">6.匿名函数</text:span></text:span></text:p>
      <text:p text:style-name="P20"><text:span text:style-name="Source_20_Text"><text:span text:style-name="T81"><text:s text:c="4"/>lambda 函数参数: 表达式（返回值即表达式结果）</text:span></text:span></text:p>
      <text:p text:style-name="P21"><text:span text:style-name="Source_20_Text"><text:span text:style-name="T99">7.装饰器</text:span></text:span></text:p>
      <text:p text:style-name="P22"><text:span text:style-name="Source_20_Text"><text:span text:style-name="T82"><text:s text:c="4"/>在代码运行期间动态增加功能</text:span></text:span></text:p>
      <text:p text:style-name="P22"><text:span text:style-name="Source_20_Text"><text:span text:style-name="T82"><text:s text:c="4"/>使用 @语法，把decorator置于函数的定义处 <text:s/></text:span></text:span></text:p>
      <text:p text:style-name="P23"><text:span text:style-name="Source_20_Text"><text:span text:style-name="T100">8.偏函数</text:span></text:span></text:p>
      <text:p text:style-name="P23"><text:span text:style-name="Source_20_Text"><text:span text:style-name="T100"><text:s text:c="2"/></text:span></text:span><text:span text:style-name="Source_20_Text"><text:span text:style-name="T83"><text:s/>functools.partial的作用就是，把一个函数的某些参数给固定住（也就是设置默认值），返回一个新的函数</text:span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p text:style-name="P23"><text:span text:style-name="Source_20_Text"><text:span text:style-name="T100"/></text:span></text:p>
      <text:p text:style-name="P23"><text:soft-page-break/><text:span text:style-name="Source_20_Text"><text:span text:style-name="T121">五.</text:span></text:span><text:span text:style-name="Source_20_Text"><text:span text:style-name="T122">模块</text:span></text:span></text:p>
      <text:p text:style-name="P24"><text:span text:style-name="Source_20_Text"><text:span text:style-name="T101"><text:s text:c="3"/></text:span></text:span><text:span text:style-name="Source_20_Text"><text:span text:style-name="T84">一组python代码的集合</text:span></text:span></text:p>
      <text:p text:style-name="P24"><text:span text:style-name="Source_20_Text"><text:span text:style-name="T101">1.使用模块 </text:span></text:span></text:p>
      <text:p text:style-name="P24"><text:span text:style-name="Source_20_Text"><text:span text:style-name="T101"><text:s text:c="3"/></text:span></text:span><text:span text:style-name="Source_20_Text"><text:span text:style-name="T84">导入 import</text:span></text:span></text:p>
      <text:p text:style-name="P24"><text:span text:style-name="Source_20_Text"><text:span text:style-name="T84"><text:s text:c="3"/>private函数 <text:s/>__前缀</text:span></text:span></text:p>
      <text:p text:style-name="P24"><text:span text:style-name="Source_20_Text"><text:span text:style-name="T101">2.安装第三方模块</text:span></text:span></text:p>
      <text:p text:style-name="P24"><text:span text:style-name="Source_20_Text"><text:span text:style-name="T84"><text:s text:c="3"/>pip <text:s/>install <text:s/>包名</text:span></text:span></text:p>
      <text:p text:style-name="P24"><text:span text:style-name="Source_20_Text"><text:span text:style-name="T84"><text:s text:c="2"/>anaconda</text:span></text:span></text:p>
      <text:p text:style-name="P24"><text:span text:style-name="Source_20_Text"><text:span text:style-name="T121">六.</text:span></text:span><text:span text:style-name="Source_20_Text"><text:span text:style-name="T122">面向对象编程</text:span></text:span></text:p>
      <text:p text:style-name="P25"><text:span text:style-name="Source_20_Text"><text:span text:style-name="T101">1.类和实例</text:span></text:span></text:p>
      <text:p text:style-name="P25"><text:span text:style-name="Source_20_Text"><text:span text:style-name="T84"><text:s text:c="2"/>定义类通过class关键字</text:span></text:span></text:p>
      <text:p text:style-name="P25"><text:span text:style-name="Source_20_Text"><text:span text:style-name="T84"><text:s text:c="2"/>class <text:s/>类名（继承的类名）</text:span></text:span></text:p>
      <text:p text:style-name="P26"><text:span text:style-name="Source_20_Text"><text:span text:style-name="T101"><text:s/></text:span></text:span><text:span text:style-name="Source_20_Text"><text:span text:style-name="T84"><text:s text:c="2"/>__init__方法填写类的强制属性</text:span></text:span></text:p>
      <text:p text:style-name="P26"><text:span text:style-name="Source_20_Text"><text:span text:style-name="T84">类中定义的所有函数第一个参数必须是self，调用时不必传递</text:span></text:span></text:p>
      <text:p text:style-name="P26"><text:span text:style-name="Source_20_Text"><text:span text:style-name="T84">类是创建实例的模板，而实例则是一个一个具体的对象</text:span></text:span></text:p>
      <text:p text:style-name="P26"><text:span text:style-name="Source_20_Text"><text:span text:style-name="T102">2.访问限制</text:span></text:span></text:p>
      <text:p text:style-name="P26"><text:span text:style-name="Source_20_Text"><text:span text:style-name="T85">实例的变量名如果以__（双下划线）开头，就变成了一个私有变量（private），只有内部可以访问，外部不能访问</text:span></text:span></text:p>
      <text:p text:style-name="P26"><text:span text:style-name="Source_20_Text"><text:span text:style-name="T85">其实是Python解释器对外把__name变量改成了_Student__name，强行访问也可以，但是最好不要这样</text:span></text:span></text:p>
      <text:p text:style-name="P26"><text:span text:style-name="Source_20_Text"><text:span text:style-name="T85">双下划线开头，并且以双下划线结尾的，是特殊变量，特殊变量是可以直接访问的，不是private变量</text:span></text:span></text:p>
      <text:p text:style-name="P27"><text:span text:style-name="Source_20_Text"><text:span text:style-name="T103">3.继承和多态</text:span></text:span></text:p>
      <text:p text:style-name="P27"><text:span text:style-name="Source_20_Text"><text:span text:style-name="T86">新的class称为子类，被继承的class称为基类、父类或超类</text:span></text:span></text:p>
      <text:p text:style-name="P27"><text:span text:style-name="Source_20_Text"><text:span text:style-name="T86">继承可以使子类获得父类的全部功能</text:span></text:span></text:p>
      <text:p text:style-name="P27"><text:span text:style-name="Source_20_Text"><text:span text:style-name="T86">多态：当子类和父类都存在相同的run()方法时，我们说，子类的run()覆盖了父类的run()，在代码运行的时候，总是会调用子类的run()</text:span></text:span></text:p>
      <text:p text:style-name="P27"><text:span text:style-name="Source_20_Text"><text:span text:style-name="T86">调用方只管调用，不管细节</text:span></text:span></text:p>
      <text:p text:style-name="P28"><text:span text:style-name="Source_20_Text"><text:span text:style-name="T104">4.获取对象信息</text:span></text:span></text:p>
      <text:p text:style-name="P28"><text:span text:style-name="Source_20_Text"><text:span text:style-name="T87">判断对象类型，使用type()函数 <text:s text:c="5"/>type(123)</text:span></text:span></text:p>
      <text:h text:style-name="P38" text:outline-level="3"><text:span text:style-name="Source_20_Text"><text:span text:style-name="T87">isinstance()判断的是一个对象是否是该类型本身，或者位于该类型的父继承链上</text:span></text:span></text:h>
      <text:p text:style-name="P33"><text:span text:style-name="Source_20_Text"><text:span text:style-name="T87">type()判断的基本类型也可以用isinstance()判断，isinstance()还可以判断一个变量是否是某些类型中的一种 <text:s text:c="2"/></text:span></text:span></text:p>
      <text:p text:style-name="P33"><text:span text:style-name="Source_20_Text"><text:span text:style-name="T87"><text:s/>isinstance('a', str) <text:s text:c="2"/>isinstance([1, 2, 3], (list, tuple))</text:span></text:span></text:p>
      <text:p text:style-name="P33"><text:span text:style-name="Source_20_Text"><text:span text:style-name="T87">要获得一个对象的所有属性和方法，可以使用dir()函数，它返回一个包含字符串的list，比如，获得一个str对象的所有属性和方法</text:span></text:span></text:p>
      <text:p text:style-name="P32"><text:span text:style-name="Source_20_Text"><text:span text:style-name="T87">getattr() </text:span></text:span><text:span text:style-name="Source_20_Text"><text:span text:style-name="T104">获取</text:span></text:span><text:span text:style-name="Source_20_Text"><text:span text:style-name="T87">、setattr()</text:span></text:span><text:span text:style-name="Source_20_Text"><text:span text:style-name="T104">设置</text:span></text:span><text:span text:style-name="Source_20_Text"><text:span text:style-name="T87">以及hasattr()</text:span></text:span><text:span text:style-name="Source_20_Text"><text:span text:style-name="T104">存在</text:span></text:span></text:p>
      <text:p text:style-name="P29"><text:soft-page-break/><text:span text:style-name="Source_20_Text"><text:span text:style-name="T105">5.实例属性和类属性</text:span></text:span></text:p>
      <text:p text:style-name="P33"><text:span text:style-name="Source_20_Text"><text:span text:style-name="T88">实例属性属于各个实例所有，互不干扰；</text:span></text:span></text:p>
      <text:p text:style-name="P59">类属性属于类所有，所有实例共享一个属性；</text:p>
      <text:p text:style-name="P59">不要对实例属性和类属性使用相同的名字</text:p>
      <text:p text:style-name="Text_20_body"><text:span text:style-name="Source_20_Text"><text:span text:style-name="T121">七.面向对象高级编程</text:span></text:span></text:p>
      <text:p text:style-name="P35"><text:span text:style-name="Source_20_Text"><text:span text:style-name="T235">1.使用__slots__</text:span></text:span></text:p>
      <text:p text:style-name="P34"><text:span text:style-name="Source_20_Text"><text:span text:style-name="T168">python可以在使用中动态地给实例绑定属性和方法，也可以给类绑定方法</text:span></text:span></text:p>
      <text:p text:style-name="P34"><text:span text:style-name="Source_20_Text"><text:span text:style-name="T168">若想限制该class实例能添加的属性，需要定义类时定义__slots__变量，</text:span></text:span></text:p>
      <text:p text:style-name="P47"><text:span text:style-name="Source_20_Text"><text:span text:style-name="T168">__slots__ = ('name', 'age') # 用tuple定义允许绑定的属性名称</text:span></text:span></text:p>
      <text:p text:style-name="P47"><text:span text:style-name="Source_20_Text"><text:span text:style-name="T168">__slots__定义的属性仅对当前类实例起作用，对继承的子类是不起作用的</text:span></text:span></text:p>
      <text:h text:style-name="P39" text:outline-level="4"><text:span text:style-name="Source_20_Text"><text:span text:style-name="T268">2.使用@property</text:span></text:span></text:h>
      <text:p text:style-name="P53"><text:span text:style-name="Source_20_Text"><text:span text:style-name="T149">这节其实没太看懂…</text:span></text:span></text:p>
      <text:p text:style-name="P54"><text:span text:style-name="Source_20_Text"><text:span text:style-name="T219">3.多重继承和MixIn</text:span></text:span></text:p>
      <text:p text:style-name="P53"><text:span text:style-name="Source_20_Text"><text:span text:style-name="T149">多重继承：定义类时，括号里可以写多个父类。通过多重继承，一个子类就可以同时获得多个父类的所有功能。</text:span></text:span></text:p>
      <text:h text:style-name="P64" text:outline-level="3"><text:span text:style-name="Source_20_Text"><text:span text:style-name="T178">多重继承有很多问题：</text:span></text:span></text:h>
      <text:h text:style-name="P64" text:outline-level="3"><text:span text:style-name="Source_20_Text"><text:span text:style-name="T179">a.</text:span></text:span><text:span text:style-name="Source_20_Text"><text:span text:style-name="T178">结构复杂化<text:line-break/>单继承中一个类的父类是什么，父类的父类是什么非常明确。多继承一个类有多个父类，父类又有多个父类，继承关系复杂。</text:span></text:span></text:h>
      <text:h text:style-name="P64" text:outline-level="3"><text:span text:style-name="Source_20_Text"><text:span text:style-name="T179">b.</text:span></text:span><text:span text:style-name="T70">优先顺序模糊<text:line-break/>多重继承的优先顺序，方法调用顺序不明确。</text:span></text:h>
      <text:h text:style-name="P65" text:outline-level="3"><text:span text:style-name="T273">c.</text:span>功能冲突<text:line-break/>当父类中有相同的方法的时候，继承的是哪个方法不明确。</text:h>
      <text:h text:style-name="P63" text:outline-level="3"><text:span text:style-name="Source_20_Text"><text:span text:style-name="T178">MixIn：MixIn的目的就是给一个类增加多个功能，但并不算父类</text:span></text:span></text:h>
      <text:p text:style-name="P54"><text:span text:style-name="Source_20_Text"><text:span text:style-name="T178">继承反应的I am，Mixin反应的是I can</text:span></text:span></text:p>
      <text:h text:style-name="P70" text:outline-level="4"><text:soft-page-break/><text:span text:style-name="Source_20_Text"><text:span text:style-name="T218">4.</text:span></text:span><text:span text:style-name="Source_20_Text"><text:span text:style-name="T105">定制类</text:span></text:span></text:h>
      <text:h text:style-name="P66" text:outline-level="3"><text:span text:style-name="Source_20_Text"><text:span text:style-name="T88">__str__ <text:s text:c="5"/>打印出来的类是什么样子的</text:span></text:span></text:h>
      <text:h text:style-name="P67" text:outline-level="3"><text:span text:style-name="Source_20_Text"><text:span text:style-name="T88">__iter__ <text:s text:c="4"/>如果一个类想被用于for ... in循环，类似list或tuple那样，就必须实现一个__iter__()方法，该方法返回一个迭代对象，然后，Python的for循环就会不断调用该迭代对象的__next__()方法拿到循环的下一个值，直到遇到StopIteration错误时退出循环。</text:span></text:span></text:h>
      <text:h text:style-name="P66" text:outline-level="3"><text:span text:style-name="Source_20_Text"><text:span text:style-name="T88">__getitem__ <text:s text:c="2"/>可以把类定义的像序列</text:span></text:span></text:h>
      <text:h text:style-name="P67" text:outline-level="3"><text:span text:style-name="Source_20_Text"><text:span text:style-name="T88">__getattr__ <text:s text:c="5"/>当调用不存在的属性/函数时，Python解释器会试图调用__getattr__(self, 属性/函数名)来尝试获得属性/函数</text:span></text:span></text:h>
      <text:h text:style-name="P67" text:outline-level="3"><text:span text:style-name="Source_20_Text"><text:span text:style-name="T88">__call__ <text:s text:c="4"/>可以直接对实例进行调用</text:span></text:span></text:h>
      <text:p text:style-name="P56"><text:span text:style-name="Source_20_Text"><text:span text:style-name="T239">5.使用枚举类</text:span></text:span></text:p>
      <text:p text:style-name="P56"><text:span text:style-name="Source_20_Text"><text:span text:style-name="T180">枚举类</text:span></text:span><text:span text:style-name="Source_20_Text"><text:span text:style-name="T180">可以把一组相关常量定义在一个class中，且class不可变，而且成员可以直接比较。</text:span></text:span></text:p>
      <text:p text:style-name="P56"><text:span text:style-name="Source_20_Text"><text:span text:style-name="T239">6.使用元类</text:span></text:span></text:p>
      <text:h text:style-name="P68" text:outline-level="3"><text:span text:style-name="Source_20_Text"><text:span text:style-name="T180">type()</text:span></text:span></text:h>
      <text:p text:style-name="P56"><text:span text:style-name="Source_20_Text"><text:span text:style-name="T180">类的type（）是type，实例的type（）才是类</text:span></text:span></text:p>
      <text:p text:style-name="P56"><text:span text:style-name="Source_20_Text"><text:span text:style-name="T180">类的定义是运行时动态创建的，而创建类的方法就是使用type()函数</text:span></text:span></text:p>
      <text:p text:style-name="P33"><text:span text:style-name="Source_20_Text"><text:span text:style-name="T88">要创建一个class对象，type()函数依次传入3个参数：</text:span></text:span></text:p>
      <text:list xml:id="list1335967097085456950" text:style-name="L2">
        <text:list-item>
          <text:p text:style-name="P60">class的名称； </text:p>
        </text:list-item>
        <text:list-item>
          <text:p text:style-name="P60">继承的父类集合，注意Python支持多重继承，如果只有一个父类，别忘了tuple的单元素写法； </text:p>
        </text:list-item>
        <text:list-item>
          <text:p text:style-name="P57"><text:span text:style-name="T111">class的方法名称与函数绑定，这里我们把函数</text:span><text:span text:style-name="Source_20_Text"><text:span text:style-name="T111">fn</text:span></text:span><text:span text:style-name="T111">绑定到方法名</text:span><text:span text:style-name="Source_20_Text"><text:span text:style-name="T111">hello</text:span></text:span><text:span text:style-name="T111">上。 </text:span></text:p>
        </text:list-item>
      </text:list>
      <text:h text:style-name="P69" text:outline-level="3"><text:span text:style-name="Source_20_Text"><text:span text:style-name="T88">Metaclass <text:s text:c="2"/></text:span></text:span></text:h>
      <text:h text:style-name="P69" text:outline-level="3"><text:span text:style-name="Source_20_Text"><text:span text:style-name="T88">控制类的创建行为 </text:span></text:span></text:h>
      <text:p text:style-name="P58"><text:span text:style-name="Source_20_Text"><text:span text:style-name="T88">先定义metaclass，就可以创建类，最后创建实例 。</text:span></text:span></text:p>
      <text:p text:style-name="P58"><text:span text:style-name="Source_20_Text"><text:span text:style-name="T88">它可以改变类创建时的行为</text:span></text:span></text:p>
      <text:p text:style-name="P33"><text:span text:style-name="Source_20_Text"><text:span text:style-name="T88"/></text:span></text:p>
      <text:p text:style-name="P33"><text:span text:style-name="Source_20_Text"><text:span text:style-name="T88"/></text:span></text:p>
      <text:p text:style-name="P33"><text:span text:style-name="Source_20_Text"><text:span text:style-name="T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1:26:26.215816561</meta:creation-date>
    <dc:date>2018-10-11T19:37:56.084828665</dc:date>
    <meta:editing-duration>PT10H41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7" meta:paragraph-count="193" meta:word-count="3396" meta:character-count="5502" meta:non-whitespace-character-count="4828"/>
  </office:meta>
</office:document-meta>
</file>